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63.8mm"/>
    </style:style>
    <style:style style:name="co13" style:family="table-column">
      <style:table-column-properties fo:break-before="auto" style:column-width="104.1mm"/>
    </style:style>
    <style:style style:name="co14" style:family="table-column">
      <style:table-column-properties fo:break-before="auto" style:column-width="39.85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30.04mm"/>
    </style:style>
    <style:style style:name="co19" style:family="table-column">
      <style:table-column-properties fo:break-before="auto" style:column-width="34.66mm"/>
    </style:style>
    <style:style style:name="co20" style:family="table-column">
      <style:table-column-properties fo:break-before="auto" style:column-width="136.53mm"/>
    </style:style>
    <style:style style:name="co21" style:family="table-column">
      <style:table-column-properties fo:break-before="auto" style:column-width="78.16mm"/>
    </style:style>
    <style:style style:name="co22" style:family="table-column">
      <style:table-column-properties fo:break-before="auto" style:column-width="23.64mm"/>
    </style:style>
    <style:style style:name="co23" style:family="table-column">
      <style:table-column-properties fo:break-before="auto" style:column-width="88mm"/>
    </style:style>
    <style:style style:name="co24" style:family="table-column">
      <style:table-column-properties fo:break-before="auto" style:column-width="117.14mm"/>
    </style:style>
    <style:style style:name="co25" style:family="table-column">
      <style:table-column-properties fo:break-before="auto" style:column-width="98.55mm"/>
    </style:style>
    <style:style style:name="co26" style:family="table-column">
      <style:table-column-properties fo:break-before="auto" style:column-width="67.08mm"/>
    </style:style>
    <style:style style:name="co27" style:family="table-column">
      <style:table-column-properties fo:break-before="auto" style:column-width="35.15mm"/>
    </style:style>
    <style:style style:name="co28" style:family="table-column">
      <style:table-column-properties fo:break-before="auto" style:column-width="23.78mm"/>
    </style:style>
    <style:style style:name="co29" style:family="table-column">
      <style:table-column-properties fo:break-before="auto" style:column-width="79.6mm"/>
    </style:style>
    <style:style style:name="co30" style:family="table-column">
      <style:table-column-properties fo:break-before="auto" style:column-width="23.23mm"/>
    </style:style>
    <style:style style:name="co31" style:family="table-column">
      <style:table-column-properties fo:break-before="auto" style:column-width="97.03mm"/>
    </style:style>
    <style:style style:name="co32" style:family="table-column">
      <style:table-column-properties fo:break-before="auto" style:column-width="52.37mm"/>
    </style:style>
    <style:style style:name="co33" style:family="table-column">
      <style:table-column-properties fo:break-before="auto" style:column-width="143.05mm"/>
    </style:style>
    <style:style style:name="co34" style:family="table-column">
      <style:table-column-properties fo:break-before="auto" style:column-width="28.35mm"/>
    </style:style>
    <style:style style:name="co35" style:family="table-column">
      <style:table-column-properties fo:break-before="auto" style:column-width="105.22mm"/>
    </style:style>
    <style:style style:name="co36" style:family="table-column">
      <style:table-column-properties fo:break-before="auto" style:column-width="103.56mm"/>
    </style:style>
    <style:style style:name="co37" style:family="table-column">
      <style:table-column-properties fo:break-before="auto" style:column-width="101.65mm"/>
    </style:style>
    <style:style style:name="co38" style:family="table-column">
      <style:table-column-properties fo:break-before="auto" style:column-width="39.02mm"/>
    </style:style>
    <style:style style:name="co39" style:family="table-column">
      <style:table-column-properties fo:break-before="auto" style:column-width="75.79mm"/>
    </style:style>
    <style:style style:name="co40" style:family="table-column">
      <style:table-column-properties fo:break-before="auto" style:column-width="119.91mm"/>
    </style:style>
    <style:style style:name="co41" style:family="table-column">
      <style:table-column-properties fo:break-before="auto" style:column-width="83.41mm"/>
    </style:style>
    <style:style style:name="co42" style:family="table-column">
      <style:table-column-properties fo:break-before="auto" style:column-width="209.78mm"/>
    </style:style>
    <style:style style:name="co43" style:family="table-column">
      <style:table-column-properties fo:break-before="auto" style:column-width="39.44mm"/>
    </style:style>
    <style:style style:name="co44" style:family="table-column">
      <style:table-column-properties fo:break-before="auto" style:column-width="36.67mm"/>
    </style:style>
    <style:style style:name="co45" style:family="table-column">
      <style:table-column-properties fo:break-before="auto" style:column-width="71.08mm"/>
    </style:style>
    <style:style style:name="co46" style:family="table-column">
      <style:table-column-properties fo:break-before="auto" style:column-width="150.72mm"/>
    </style:style>
    <style:style style:name="co47" style:family="table-column">
      <style:table-column-properties fo:break-before="auto" style:column-width="28.91mm"/>
    </style:style>
    <style:style style:name="co48" style:family="table-column">
      <style:table-column-properties fo:break-before="auto" style:column-width="31.96mm"/>
    </style:style>
    <style:style style:name="co49" style:family="table-column">
      <style:table-column-properties fo:break-before="auto" style:column-width="105.2mm"/>
    </style:style>
    <style:style style:name="co50" style:family="table-column">
      <style:table-column-properties fo:break-before="auto" style:column-width="56.44mm"/>
    </style:style>
    <style:style style:name="co51" style:family="table-column">
      <style:table-column-properties fo:break-before="auto" style:column-width="163.21mm"/>
    </style:style>
    <style:style style:name="co52" style:family="table-column">
      <style:table-column-properties fo:break-before="auto" style:column-width="70.26mm"/>
    </style:style>
    <style:style style:name="co53" style:family="table-column">
      <style:table-column-properties fo:break-before="auto" style:column-width="102.45mm"/>
    </style:style>
    <style:style style:name="co54" style:family="table-column">
      <style:table-column-properties fo:break-before="auto" style:column-width="95.44mm"/>
    </style:style>
    <style:style style:name="co55" style:family="table-column">
      <style:table-column-properties fo:break-before="auto" style:column-width="226.48mm"/>
    </style:style>
    <style:style style:name="co56" style:family="table-column">
      <style:table-column-properties fo:break-before="auto" style:column-width="69.8mm"/>
    </style:style>
    <style:style style:name="co57" style:family="table-column">
      <style:table-column-properties fo:break-before="auto" style:column-width="100.58mm"/>
    </style:style>
    <style:style style:name="co58" style:family="table-column">
      <style:table-column-properties fo:break-before="auto" style:column-width="90.22mm"/>
    </style:style>
    <style:style style:name="co59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20.37mm" fo:break-before="auto" style:use-optimal-row-height="true"/>
    </style:style>
    <style:style style:name="ro8" style:family="table-row">
      <style:table-row-properties style:row-height="8.47mm" fo:break-before="auto" style:use-optimal-row-height="true"/>
    </style:style>
    <style:style style:name="ro9" style:family="table-row">
      <style:table-row-properties style:row-height="24.48mm" fo:break-before="auto" style:use-optimal-row-height="true"/>
    </style:style>
    <style:style style:name="ro10" style:family="table-row">
      <style:table-row-properties style:row-height="24.61mm" fo:break-before="auto" style:use-optimal-row-height="true"/>
    </style:style>
    <style:style style:name="ro11" style:family="table-row">
      <style:table-row-properties style:row-height="41.8mm" fo:break-before="auto" style:use-optimal-row-height="true"/>
    </style:style>
    <style:style style:name="ro12" style:family="table-row">
      <style:table-row-properties style:row-height="41.59mm" fo:break-before="auto" style:use-optimal-row-height="true"/>
    </style:style>
    <style:style style:name="ro13" style:family="table-row">
      <style:table-row-properties style:row-height="55.28mm" fo:break-before="auto" style:use-optimal-row-height="true"/>
    </style:style>
    <style:style style:name="ro14" style:family="table-row">
      <style:table-row-properties style:row-height="12.44mm" fo:break-before="auto" style:use-optimal-row-height="true"/>
    </style:style>
    <style:style style:name="ro15" style:family="table-row">
      <style:table-row-properties style:row-height="10.78mm" fo:break-before="auto" style:use-optimal-row-height="true"/>
    </style:style>
    <style:style style:name="ro16" style:family="table-row">
      <style:table-row-properties style:row-height="14.2mm" fo:break-before="auto" style:use-optimal-row-height="true"/>
    </style:style>
    <style:style style:name="ro17" style:family="table-row">
      <style:table-row-properties style:row-height="18.79mm" fo:break-before="auto" style:use-optimal-row-height="true"/>
    </style:style>
    <style:style style:name="ro18" style:family="table-row">
      <style:table-row-properties style:row-height="26.19mm" fo:break-before="auto" style:use-optimal-row-height="true"/>
    </style:style>
    <style:style style:name="ro19" style:family="table-row">
      <style:table-row-properties style:row-height="21.17mm" fo:break-before="auto" style:use-optimal-row-height="true"/>
    </style:style>
    <style:style style:name="ro20" style:family="table-row">
      <style:table-row-properties style:row-height="7.41mm" fo:break-before="auto" style:use-optimal-row-height="true"/>
    </style:style>
    <style:style style:name="ro21" style:family="table-row">
      <style:table-row-properties style:row-height="10.85mm" fo:break-before="auto" style:use-optimal-row-height="true"/>
    </style:style>
    <style:style style:name="ro22" style:family="table-row">
      <style:table-row-properties style:row-height="14.29mm" fo:break-before="auto" style:use-optimal-row-height="true"/>
    </style:style>
    <style:style style:name="ro23" style:family="table-row">
      <style:table-row-properties style:row-height="17.73mm" fo:break-before="auto" style:use-optimal-row-height="true"/>
    </style:style>
    <style:style style:name="ro24" style:family="table-row">
      <style:table-row-properties style:row-height="22.75mm" fo:break-before="auto" style:use-optimal-row-height="true"/>
    </style:style>
    <style:style style:name="ro25" style:family="table-row">
      <style:table-row-properties style:row-height="11.84mm" fo:break-before="auto" style:use-optimal-row-height="true"/>
    </style:style>
    <style:style style:name="ro26" style:family="table-row">
      <style:table-row-properties style:row-height="19.21mm" fo:break-before="auto" style:use-optimal-row-height="true"/>
    </style:style>
    <style:style style:name="ro27" style:family="table-row">
      <style:table-row-properties style:row-height="22.63mm" fo:break-before="auto" style:use-optimal-row-height="true"/>
    </style:style>
    <style:style style:name="ro28" style:family="table-row">
      <style:table-row-properties style:row-height="29.47mm" fo:break-before="auto" style:use-optimal-row-height="true"/>
    </style:style>
    <style:style style:name="ro29" style:family="table-row">
      <style:table-row-properties style:row-height="36.32mm" fo:break-before="auto" style:use-optimal-row-height="true"/>
    </style:style>
    <style:style style:name="ro30" style:family="table-row">
      <style:table-row-properties style:row-height="43.16mm" fo:break-before="auto" style:use-optimal-row-height="true"/>
    </style:style>
    <style:style style:name="ro31" style:family="table-row">
      <style:table-row-properties style:row-height="56.85mm" fo:break-before="auto" style:use-optimal-row-height="true"/>
    </style:style>
    <style:style style:name="ro32" style:family="table-row">
      <style:table-row-properties style:row-height="26.05mm" fo:break-before="auto" style:use-optimal-row-height="true"/>
    </style:style>
    <style:style style:name="ro33" style:family="table-row">
      <style:table-row-properties style:row-height="32.1mm" fo:break-before="auto" style:use-optimal-row-height="true"/>
    </style:style>
    <style:style style:name="ro34" style:family="table-row">
      <style:table-row-properties style:row-height="4.73mm" fo:break-before="auto" style:use-optimal-row-height="true"/>
    </style:style>
    <style:style style:name="ro35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style:vertical-align="top"/>
    </style:style>
    <style:style style:name="ce49" style:family="table-cell" style:parent-style-name="Default">
      <style:table-cell-properties fo:background-color="#ffcc99" style:vertical-align="top"/>
    </style:style>
    <style:style style:name="ce50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>
      <style:table-cell-properties fo:background-color="transparent" style:vertical-align="top"/>
    </style:style>
    <style:style style:name="ce52" style:family="table-cell" style:parent-style-name="Default">
      <style:table-cell-properties style:text-align-source="value-type" style:repeat-content="false" style:vertical-align="top"/>
    </style:style>
    <style:style style:name="ce53" style:family="table-cell" style:parent-style-name="Default">
      <style:table-cell-properties style:text-align-source="value-type" style:repeat-content="false" fo:background-color="transparent" style:vertical-align="top"/>
    </style:style>
    <style:style style:name="ce54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8" style:family="table-cell" style:parent-style-name="Default">
      <style:table-cell-properties fo:background-color="#fff200" style:text-align-source="value-type" style:repeat-content="false" style:vertical-align="top"/>
    </style:style>
    <style:style style:name="ce55" style:family="table-cell" style:parent-style-name="Default">
      <style:table-cell-properties fo:background-color="transparent" style:vertical-align="top"/>
      <style:text-properties fo:color="#996600" fo:font-weight="normal" style:font-weight-asian="normal" style:font-weight-complex="normal"/>
    </style:style>
    <style:style style:name="ce56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57" style:family="table-cell" style:parent-style-name="Default">
      <style:table-cell-properties style:text-align-source="fix" style:repeat-content="false" style:vertical-align="top"/>
      <style:paragraph-properties fo:text-align="justify" fo:margin-left="0mm"/>
    </style:style>
    <style:style style:name="ce58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59" style:family="table-cell" style:parent-style-name="Default"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value-type" style:repeat-content="false" style:vertical-align="top"/>
      <style:paragraph-properties fo:margin-left="0m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21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22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64" style:family="table-cell" style:parent-style-name="Default">
      <style:table-cell-properties fo:background-color="#9999ff" style:vertical-align="top"/>
    </style:style>
    <style:style style:name="ce65" style:family="table-cell" style:parent-style-name="Default">
      <style:table-cell-properties fo:background-color="#ff3333" style:vertical-align="top"/>
    </style:style>
    <style:style style:name="ce39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style:vertical-align="top"/>
      <style:text-properties fo:color="#ff9900"/>
    </style:style>
    <style:style style:name="ce68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69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70" style:family="table-cell" style:parent-style-name="Default">
      <style:table-cell-properties style:vertical-align="top"/>
      <style:text-properties fo:color="#5983b0"/>
    </style:style>
    <style:style style:name="ce71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DejaVu Sans Mono" fo:font-size="8.5pt" style:font-name-asian="DejaVu Sans Mono" style:font-name-complex="DejaVu Sans Mono" style:font-size-asian="8.5pt" style:font-size-complex="8.5pt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6" style:family="text">
      <style:text-properties fo:color="#008000" style:font-name-asian="DejaVu Sans Mono" style:font-name-complex="DejaVu Sans Mono" style:font-size-asian="8.5pt" style:font-size-complex="8.5pt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-asian="DejaVu Sans Mono" style:font-name-complex="DejaVu Sans Mono" style:font-size-asian="8.5pt" style:font-size-complex="8.5pt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tyle-asian="normal" style:font-style-complex="normal" style:text-emphasize="none" style:font-relief="none" style:text-overline-style="none" style:text-overline-color="font-color" fo:color="#000000"/>
    </style:style>
    <style:style style:name="T8" style:family="text">
      <style:text-properties style:font-name-asian="DejaVu Sans Mono" style:font-name-complex="DejaVu Sans Mono" style:font-size-asian="8.5pt" style:font-size-complex="8.5pt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9" style:family="text">
      <style:text-properties style:font-name-asian="DejaVu Sans Mono" style:font-name-complex="DejaVu Sans Mono" style:font-size-asian="8.5pt" style:font-size-complex="8.5pt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10" style:family="text">
      <style:text-properties style:font-name-asian="DejaVu Sans Mono" style:font-name-complex="DejaVu Sans Mono" style:font-size-asian="8.5pt" style:font-size-complex="8.5pt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/>
    </style:style>
    <style:style style:name="T11" style:family="text">
      <style:text-properties style:font-name-asian="DejaVu Sans Mono" style:font-name-complex="DejaVu Sans Mono" style:font-size-asian="8.5pt" style:font-size-complex="8.5pt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12" style:family="text">
      <style:text-properties style:font-name-asian="DejaVu Sans Mono" style:font-name-complex="DejaVu Sans Mono" style:font-size-asian="8.5pt" style:font-size-complex="8.5pt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style-asian="normal" style:font-style-complex="normal" style:text-emphasize="none" style:font-relief="none" style:text-overline-style="none" style:text-overline-color="font-color" fo:color="#800080" fo:font-weight="bold" fo:language="zxx" fo:country="none" style:language-asian="zxx" style:country-asian="none" style:language-complex="zxx" style:country-complex="none" style:font-weight-asian="bold" style:font-weight-complex="bold"/>
    </style:style>
    <style:style style:name="T13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14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5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6" style:family="text">
      <style:text-properties style:font-name-asian="DejaVu Sans Mono" style:font-name-complex="DejaVu Sans Mono" style:font-size-asian="8.5pt" style:font-size-complex="8.5pt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17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18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19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20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21" style:family="text">
      <style:text-properties fo:color="#008000" style:font-name-asian="DejaVu Sans Mono" style:font-name-complex="DejaVu Sans Mono" style:font-size-asian="8.5pt" style:font-size-complex="8.5pt"/>
    </style:style>
    <style:style style:name="T22" style:family="text">
      <style:text-properties style:font-name-asian="DejaVu Sans Mono" style:font-name-complex="DejaVu Sans Mono" style:font-size-asian="8.5pt" style:font-size-complex="8.5pt" fo:color="#000000"/>
    </style:style>
    <style:style style:name="T23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24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25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28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29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30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31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32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33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34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35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36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8" style:family="text">
      <style:text-properties fo:color="#008000" style:font-name="DejaVu Sans Mono" fo:font-size="8.5pt" style:font-name-asian="DejaVu Sans Mono" style:font-name-complex="DejaVu Sans Mono" style:font-size-asian="8.5pt" style:font-size-complex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40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41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42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4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4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4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4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4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49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50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52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5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zxx" fo:country="none" style:language-asian="zxx" style:country-asian="none" style:language-complex="zxx" style:country-complex="none"/>
    </style:style>
    <style:style style:name="T5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8000"/>
    </style:style>
    <style:style style:name="T55" style:family="text">
      <style:text-properties style:font-name-asian="DejaVu Sans Mono" style:font-name-complex="DejaVu Sans Mono" style:font-size-asian="8.5pt" style:font-size-complex="8.5pt" fo:color="#008000"/>
    </style:style>
    <style:style style:name="T5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5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5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none" fo:country="none" style:language-asian="none" style:country-asian="none" style:language-complex="none" style:country-complex="none"/>
    </style:style>
    <style:style style:name="T5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style:language-complex="none" style:country-complex="none" style:language-asian="none" style:country-asian="none" fo:language="none" fo:country="none" fo:color="#000000"/>
    </style:style>
    <style:style style:name="T6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style:language-complex="none" style:country-complex="none" style:language-asian="none" style:country-asian="none" fo:language="none" fo:country="none" fo:color="#008000"/>
    </style:style>
    <style:style style:name="T61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language="zxx" fo:country="none" style:language-asian="zxx" style:country-asian="none" style:language-complex="zxx" style:country-complex="none"/>
    </style:style>
    <style:style style:name="T6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00"/>
    </style:style>
    <style:style style:name="T6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8000" fo:font-weight="normal" style:font-weight-asian="normal" style:font-weight-complex="normal"/>
    </style:style>
    <style:style style:name="T6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6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ff"/>
    </style:style>
    <style:style style:name="T6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 fo:language="none" fo:country="none" style:language-asian="none" style:country-asian="none" style:language-complex="none" style:country-complex="none"/>
    </style:style>
    <style:style style:name="T6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fo:language="zxx" fo:country="none" style:language-asian="zxx" style:country-asian="none" style:language-complex="zxx" style:country-complex="none"/>
    </style:style>
    <style:style style:name="T6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language="zxx" fo:country="none" style:language-asian="zxx" style:country-asian="none" style:language-complex="zxx" style:country-complex="none" fo:color="#008000"/>
    </style:style>
    <style:style style:name="T6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style:language-complex="none" style:country-complex="none" fo:language="none" fo:country="none" style:language-asian="none" style:country-asian="none" fo:color="#000000"/>
    </style:style>
    <style:style style:name="T7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style:language-complex="none" style:country-complex="none" fo:language="none" fo:country="none" style:language-asian="none" style:country-asian="none" fo:color="#008000"/>
    </style:style>
    <style:style style:name="T7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style:language-complex="none" style:country-complex="none" style:language-asian="none" style:country-asian="none" fo:language="none" fo:country="none" fo:color="#800080" fo:font-weight="bold" style:font-weight-asian="bold" style:font-weight-complex="bold"/>
    </style:style>
    <style:style style:name="T7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style:language-complex="none" style:country-complex="none" style:language-asian="none" style:country-asian="none" fo:language="none" fo:country="none" fo:color="#000000" fo:font-weight="normal" style:font-weight-asian="normal" style:font-weight-complex="normal"/>
    </style:style>
    <style:style style:name="T7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style:language-complex="none" style:country-complex="none" style:language-asian="none" style:country-asian="none" fo:language="none" fo:country="none" fo:font-weight="normal" style:font-weight-asian="normal" style:font-weight-complex="normal" fo:color="#008000"/>
    </style:style>
    <style:style style:name="T7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0000"/>
    </style:style>
    <style:style style:name="T7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8000"/>
    </style:style>
    <style:style style:name="T7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asian="normal" style:font-weight-complex="normal"/>
    </style:style>
    <style:style style:name="T77" style:family="text">
      <style:text-properties style:font-name="DejaVu Sans Mono" fo:font-size="8.5pt" style:font-name-asian="DejaVu Sans Mono" style:font-name-complex="DejaVu Sans Mono" style:font-size-asian="8.5pt" style:font-size-complex="8.5pt"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style:font-name="DejaVu Sans Mono" fo:font-size="8.5pt" style:font-name-asian="DejaVu Sans Mono" style:font-name-complex="DejaVu Sans Mono" style:font-size-asian="8.5pt" style:font-size-complex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79" style:family="text">
      <style:text-properties style:font-name="DejaVu Sans Mono" fo:font-size="8.5pt" style:font-name-asian="DejaVu Sans Mono" style:font-name-complex="DejaVu Sans Mono" style:font-size-asian="8.5pt" style:font-size-complex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80" style:family="text">
      <style:text-properties style:font-name="DejaVu Sans Mono" fo:font-size="8.5pt" style:font-name-asian="DejaVu Sans Mono" style:font-name-complex="DejaVu Sans Mono" style:font-size-asian="8.5pt" style:font-size-complex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8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8000" fo:font-weight="normal" style:font-weight-asian="normal" style:font-weight-complex="normal" fo:language="none" fo:country="none" style:language-asian="none" style:country-asian="none" style:language-complex="none" style:country-complex="none"/>
    </style:style>
    <style:style style:name="T8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language="none" fo:country="none" style:language-asian="none" style:country-asian="none" style:language-complex="none" style:country-complex="none" fo:color="#000000"/>
    </style:style>
    <style:style style:name="T8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 fo:language="zxx" fo:country="none" style:language-asian="zxx" style:country-asian="none" style:language-complex="zxx" style:country-complex="none"/>
    </style:style>
    <style:style style:name="T8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language="zxx" fo:country="none" style:language-asian="zxx" style:country-asian="none" style:language-complex="zxx" style:country-complex="none" fo:color="#000000"/>
    </style:style>
    <style:style style:name="T8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8000" fo:font-weight="normal" style:font-weight-asian="normal" style:font-weight-complex="normal"/>
    </style:style>
    <style:style style:name="T8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8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88" style:family="text">
      <style:text-properties style:font-name="DejaVu Sans Mono" fo:font-size="8.5pt"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9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9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none" fo:country="none" style:language-asian="none" style:country-asian="none" style:language-complex="none" style:country-complex="none" style:font-weight-asian="bold" style:font-weight-complex="bold"/>
    </style:style>
    <style:style style:name="T9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9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008000"/>
    </style:style>
    <style:style style:name="T95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9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9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98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9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0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101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10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10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10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105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106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107" style:family="text">
      <style:text-properties style:font-name-asian="Consolas" style:font-name-complex="Consolas" style:font-size-asian="9.5pt" style:font-size-complex="9.5pt"/>
    </style:style>
    <style:style style:name="T108" style:family="text">
      <style:text-properties style:text-position="super 58%"/>
    </style:style>
    <style:style style:name="T109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0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and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0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ToDo</text:p>
          </table:table-cell>
          <table:table-cell table:style-name="ce49" table:number-columns-repeated="2"/>
          <table:table-cell table:style-name="ce49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ToDo</text:p>
          </table:table-cell>
          <table:table-cell table:style-name="ce49"/>
          <table:table-cell table:style-name="ce49" office:value-type="string" calcext:value-type="string">
            <text:p>Suspend/Resume</text:p>
          </table:table-cell>
          <table:table-cell table:style-name="ce49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49" table:number-columns-repeated="2"/>
          <table:table-cell table:style-name="ce49" office:value-type="string" calcext:value-type="string">
            <text:p>of internal COM</text:p>
          </table:table-cell>
          <table:table-cell table:style-name="ce49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49" table:number-columns-repeated="3"/>
          <table:table-cell table:style-name="ce49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49" table:number-columns-repeated="3"/>
          <table:table-cell table:style-name="ce49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49" table:number-columns-repeated="3"/>
          <table:table-cell table:style-name="ce49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51" office:value-type="string" calcext:value-type="string">
            <text:p>Sending possible again, successfully receiving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51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51" office:value-type="string" calcext:value-type="string">
            <text:p>Sending not possible, terminal gets closed, is waiting for reconnect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defaulted to first available 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switched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 table:number-rows-repeated="65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7" table:number-columns-repeated="1018" table:default-cell-style-name="ce52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54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a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a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53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com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Close All Terminals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at least 25000/s</text:p>
            <text:p>Line rate must be at least 5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Limited Broadcast</text:p>
          </table:table-cell>
          <table:table-cell table:style-name="ce53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">YAT DevelopmentComputer is </text:span>192.168.188.255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53" office:value-type="string" calcext:value-type="string">
            <text:p>Create two terminals using UDP/IP PairSocket</text:p>
            <text:p><text:span text:style-name="T1"> &gt; 1st terminal remote host = 192.168.188.255</text:span></text:p>
            <text:p> &gt; 1st terminal ports = 10000 / 10001</text:p>
            <text:p><text:span text:style-name="T1"> &gt; 1st terminal interface = network interface</text:span></text:p>
            <text:p><text:span text:style-name="T1"> &gt; 2nd terminal remote host = 192.168.188.255</text:span></text:p>
            <text:p> &gt; 2nd terminal ports = 10001 / 10000</text:p>
            <text:p><text:span text:style-name="T1"> &gt; 2nd terminal interface = network interface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3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3" office:value-type="string" calcext:value-type="string">
            <text:p>Create a terminal using UDP/IP Client</text:p>
            <text:p><text:span text:style-name="T1"> &gt; Remote host = 192.168.188.255</text:span>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88.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88.33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53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Port] = Yes</text:p>
          </table:table-cell>
          <table:table-cell office:value-type="string" calcext:value-type="string">
            <text:p>Correct end points ar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8" office:value-type="string" calcext:value-type="string">
            <text:p>Interface Selection</text:p>
          </table:table-cell>
          <table:table-cell table:number-columns-repeated="3"/>
          <table:table-cell table:style-name="ce8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table:table-column table:style-name="co8" table:default-cell-style-name="ce48"/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5" table:default-cell-style-name="ce48"/>
        <table:table-column table:style-name="co17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</table:table-cell>
          <table:table-cell office:value-type="string" calcext:value-type="string">
            <text:p/>
            <text:p/>
            <text:p>Hide XOn/XOff must be enabled by defa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vice Selection</text:p>
          </table:table-cell>
          <table:table-cell table:style-name="ce52" table:number-columns-repeated="3"/>
          <table:table-cell table:style-name="ce8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65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Domain.Terminal" table:style-name="ta1" table:print="false">
        <office:forms form:automatic-focus="false" form:apply-design-mode="false"/>
        <table:table-column table:style-name="co8" table:default-cell-style-name="ce48"/>
        <table:table-column table:style-name="co18" table:default-cell-style-name="ce48"/>
        <table:table-column table:style-name="co19" table:default-cell-style-name="ce48"/>
        <table:table-column table:style-name="co20" table:default-cell-style-name="ce48"/>
        <table:table-column table:style-name="co21" table:default-cell-style-name="ce48"/>
        <table:table-column table:style-name="co6" table:default-cell-style-name="ce48"/>
        <table:table-column table:style-name="co7" table:number-columns-repeated="1018" table:default-cell-style-name="ce48"/>
        <table:table-row table:style-name="ro1">
          <table:table-cell table:number-columns-repeated="3"/>
          <table:table-cell office:value-type="string" calcext:value-type="string">
            <text:p><text:s/>&gt; Combined A = ABCD&lt;BEL&gt;&lt;BS&gt;&lt;TAB&gt;XYZ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ccept]</text:p>
          </table:table-cell>
          <table:table-cell/>
          <table:table-cell office:value-type="string" calcext:value-type="string">
            <text:p>Keep dialog open for restoring settings further below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In sending terminal, link to <text:s/>[YAT - Test – YAT.Domain.Terminal.yacp]</text:p>
          </table:table-cell>
          <table:table-cell/>
          <table:table-cell office:value-type="string" calcext:value-type="string">
            <text:p><text:span text:style-name="T1">Commands</text:span></text:p>
            <text:p><text:span text:style-name="T1"> &gt; Combined A = ABCD&lt;BEL&gt;&lt;BS&gt;&lt;TAB&gt;XYZ</text:span></text:p>
            <text:p><text:span text:style-name="T1"> &gt; Combined B = ABCD&lt;BEL&gt;&lt;TAB&gt;&lt;BS&gt;XYZ</text:span></text:p>
            <text:p><text:span text:style-name="T1"> &gt; Partial line = ABCDEF\!(NoEOL)</text:span></text:p>
            <text:p><text:span text:style-name="T1"> &gt; Backspace = &lt;BS&gt;\!(NoEOL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8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office:string-value="Beep(s) (one on each terminal)&#10;(&lt;TS&gt;) ABC&lt;BEL&gt;XYZ" calcext:value-type="string">
            <text:p>Beep(s) (one on each terminal)</text:p>
            <text:p><text:span text:style-name="T2">(&lt;TS&gt;)</text:span><text:span text:style-name="T3"> </text:span><text:span text:style-name="T4">ABC</text:span><text:span text:style-name="T5">&lt;BEL&gt;</text:span><text:span text:style-name="T4"/><text:span text:style-name="T4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56" office:value-type="string" office:string-value="(&lt;TS&gt;) 41h 42h 43h &lt;BEL&gt;  58h 59h 5Ah" calcext:value-type="string">
            <text:p><text:span text:style-name="T6">(&lt;TS&gt;)</text:span><text:span text:style-name="T7"> </text:span><text:span text:style-name="T8">41h</text:span><text:span text:style-name="T9"> </text:span><text:span text:style-name="T8">42h</text:span><text:span text:style-name="T9"> </text:span><text:span text:style-name="T8">43h</text:span><text:span text:style-name="T9"> </text:span><text:span text:style-name="T10">&lt;BEL&gt;</text:span><text:span text:style-name="T11"> </text:span><text:span text:style-name="T12"/><text:span text:style-name="T13"> </text:span><text:span text:style-name="T14">58h</text:span><text:span text:style-name="T15"> </text:span><text:span text:style-name="T14">59h</text:span><text:span text:style-name="T15"> </text:span><text:span text:style-name="T14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56" office:value-type="string" office:string-value="(&lt;TS&gt;) A B C &lt;BEL&gt;  X Y Z" calcext:value-type="string">
            <text:p><text:span text:style-name="T6">(&lt;TS&gt;)</text:span><text:span text:style-name="T7"> </text:span><text:span text:style-name="T8">A</text:span><text:span text:style-name="T9"> </text:span><text:span text:style-name="T8">B</text:span><text:span text:style-name="T9"> </text:span><text:span text:style-name="T8">C</text:span><text:span text:style-name="T9"> </text:span><text:span text:style-name="T16">&lt;BEL&gt; </text:span><text:span text:style-name="T12"/><text:span text:style-name="T13"> </text:span><text:span text:style-name="T14">X</text:span><text:span text:style-name="T15"> </text:span><text:span text:style-name="T14">Y</text:span><text:span text:style-name="T15"> </text:span><text:span text:style-name="T14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56" office:value-type="string" office:string-value="(&lt;TS&gt;) ABC&lt;BEL&gt;XYZ" calcext:value-type="string">
            <text:p><text:span text:style-name="T6">(&lt;TS&gt;)</text:span><text:span text:style-name="T7"> </text:span><text:span text:style-name="T8">ABC</text:span><text:span text:style-name="T16">&lt;BEL&gt;</text:span><text:span text:style-name="T12"/><text:span text:style-name="T14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8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on each terminal)</text:p>
            <text:p><text:span text:style-name="T17">(&lt;TS&gt;)</text:span><text:span text:style-name="T18"> </text:span><text:span text:style-name="T19">ABCD</text:span><text:span text:style-name="T20">&lt;BEL&gt;</text:span><text:span text:style-name="T19">XYZ</text:span></text:p>
          </table:table-cell>
          <table:table-cell office:value-type="string" calcext:value-type="string">
            <text:p><text:span text:style-name="T1">Windows doesn't beep that quickly after each other</text:span></text:p>
            <text:p>&lt;BS&gt; must remove &lt;TAB&gt;, neither &lt;BEL&gt; nor D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56" office:value-type="string" calcext:value-type="string">
            <text:p><text:span text:style-name="T21">(&lt;TS&gt;)</text:span><text:span text:style-name="T22"> </text:span><text:span text:style-name="T14">41h</text:span><text:span text:style-name="T15"> </text:span><text:span text:style-name="T14">42h</text:span><text:span text:style-name="T15"> </text:span><text:span text:style-name="T14">43h</text:span><text:span text:style-name="T15"> </text:span><text:span text:style-name="T14">44h</text:span><text:span text:style-name="T15"> </text:span><text:span text:style-name="T23">&lt;BEL&gt;</text:span><text:span text:style-name="T13"> </text:span><text:span text:style-name="T14">58h</text:span><text:span text:style-name="T15"> </text:span><text:span text:style-name="T14">59h</text:span><text:span text:style-name="T15"> </text:span><text:span text:style-name="T14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56" office:value-type="string" calcext:value-type="string">
            <text:p><text:span text:style-name="T21">(&lt;TS&gt;)</text:span><text:span text:style-name="T22"> </text:span><text:span text:style-name="T14">A</text:span><text:span text:style-name="T15"> </text:span><text:span text:style-name="T14">B</text:span><text:span text:style-name="T15"> </text:span><text:span text:style-name="T14">C</text:span><text:span text:style-name="T15"> </text:span><text:span text:style-name="T14">D</text:span><text:span text:style-name="T15"> </text:span><text:span text:style-name="T23">&lt;BEL&gt;</text:span><text:span text:style-name="T13"> </text:span><text:span text:style-name="T14">X</text:span><text:span text:style-name="T15"> </text:span><text:span text:style-name="T14">Y</text:span><text:span text:style-name="T15"> </text:span><text:span text:style-name="T14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56" office:value-type="string" calcext:value-type="string">
            <text:p><text:span text:style-name="T21">(&lt;TS&gt;)</text:span><text:span text:style-name="T22"> </text:span><text:span text:style-name="T14">ABCD</text:span><text:span text:style-name="T24">&lt;BEL&gt;</text:span><text:span text:style-name="T14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56" office:value-type="string" calcext:value-type="string">
            <text:p><text:span text:style-name="T21">(&lt;TS&gt;)</text:span><text:span text:style-name="T22"> </text:span><text:span text:style-name="T14">ABCDEF</text:span>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Send backspace 8 x</text:p>
          </table:table-cell>
          <table:table-cell table:style-name="ce57" office:value-type="string" calcext:value-type="string">
            <text:p><text:span text:style-name="T25">(&lt;TS&gt;)</text:span><text:span text:style-name="T26"> </text:span><text:span text:style-name="T27">ABCDE</text:span></text:p>
            <text:p><text:span text:style-name="T25">(&lt;TS&gt;)</text:span><text:span text:style-name="T26"> </text:span><text:span text:style-name="T27">ABCD</text:span></text:p>
            <text:p><text:span text:style-name="T25">(&lt;TS&gt;)</text:span><text:span text:style-name="T26"> </text:span><text:span text:style-name="T27">ABC</text:span></text:p>
            <text:p><text:span text:style-name="T25">(&lt;TS&gt;)</text:span><text:span text:style-name="T26"> </text:span><text:span text:style-name="T27">AB</text:span></text:p>
            <text:p><text:span text:style-name="T25">(&lt;TS&gt;)</text:span><text:span text:style-name="T26"> </text:span><text:span text:style-name="T27">A</text:span></text:p>
            <text:p><text:span text:style-name="T25">(&lt;TS&gt;)</text:span><text:span text:style-name="T26"> </text:span></text:p>
            <text:p><text:span text:style-name="T25">(&lt;TS&gt;)</text:span><text:span text:style-name="T26"> </text:span></text:p>
          </table:table-cell>
          <table:table-cell office:value-type="string" calcext:value-type="string">
            <text:p/>
            <text:p/>
            <text:p/>
            <text:p/>
            <text:p>Even now, time stamp must not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56" office:value-type="string" calcext:value-type="string">
            <text:p><text:span text:style-name="T21">(&lt;TS&gt;)</text:span><text:span text:style-name="T22"> </text:span><text:span text:style-name="T14">ABCDEF</text:span></text:p>
          </table:table-cell>
          <table:table-cell office:value-type="string" calcext:value-type="string">
            <text:p>Still same time stamp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Send backspace 8 x</text:p>
          </table:table-cell>
          <table:table-cell table:style-name="ce57" office:value-type="string" calcext:value-type="string">
            <text:p><text:span text:style-name="T25">(&lt;TS&gt;)</text:span><text:span text:style-name="T26"> </text:span><text:span text:style-name="T27">ABCDE</text:span></text:p>
            <text:p><text:span text:style-name="T25">(&lt;TS&gt;)</text:span><text:span text:style-name="T26"> </text:span><text:span text:style-name="T27">ABCD</text:span></text:p>
            <text:p><text:span text:style-name="T25">(&lt;TS&gt;)</text:span><text:span text:style-name="T26"> </text:span><text:span text:style-name="T27">ABC</text:span></text:p>
            <text:p><text:span text:style-name="T25">(&lt;TS&gt;)</text:span><text:span text:style-name="T26"> </text:span><text:span text:style-name="T27">AB</text:span></text:p>
            <text:p><text:span text:style-name="T25">(&lt;TS&gt;)</text:span><text:span text:style-name="T26"> </text:span><text:span text:style-name="T27">A</text:span></text:p>
            <text:p><text:span text:style-name="T25">(&lt;TS&gt;)</text:span><text:span text:style-name="T26"> </text:span></text:p>
            <text:p><text:span text:style-name="T25">(&lt;TS&gt;)</text:span><text:span text:style-name="T26"> 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 &gt; ASCII &gt; Also replace x 2]</text:p>
            <text:p>Confim</text:p>
          </table:table-cell>
          <table:table-cell table:style-name="ce58" office:value-type="string" calcext:value-type="string">
            <text:p><text:span text:style-name="T17">(&lt;TS&gt;)</text:span><text:span text:style-name="T18"> </text:span><text:span text:style-name="T19">ABCDEF</text:span><text:span text:style-name="T20">&lt;BS&gt;&lt;BS&gt;&lt;BS&gt;&lt;BS&gt;&lt;BS&gt;&lt;BS&gt;&lt;BS&gt;&lt;BS&gt;</text:span><text:span text:style-name="T19">ABCDEF</text:span><text:span text:style-name="T20">&lt;BS&gt;&lt;BS&gt;&lt;BS&gt;&lt;BS&gt;&lt;BS&gt;&lt;BS&gt;&lt;BS&gt;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8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<text:span text:style-name="T1">In receiving terminal, disable [Settings... &gt; Advanced &gt; ASCII &gt; Also r</text:span>eplace x 2]</text:p>
            <text:p>Confim</text:p>
          </table:table-cell>
          <table:table-cell table:style-name="ce58" office:value-type="string" calcext:value-type="string">
            <text:p><text:span text:style-name="T17">(&lt;TS&gt;)</text:span><text:span text:style-name="T18"> 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 &gt; Break lines after] = 4 chars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 &lt;8 lines...&gt; [A] [AB] ...</text:p>
          </table:table-cell>
          <table:table-cell office:value-type="string" calcext:value-type="string">
            <text:p><text:span text:style-name="T28">A</text:span></text:p>
            <text:p><text:span text:style-name="T28">AB</text:span></text:p>
            <text:p><text:span text:style-name="T28">ABC</text:span></text:p>
            <text:p><text:span text:style-name="T28">ABCD</text:span></text:p>
            <text:p><text:span text:style-name="T28">ABCD</text:span></text:p>
            <text:p><text:span text:style-name="T28">E</text:span></text:p>
            <text:p><text:span text:style-name="T28">ABCD</text:span></text:p>
            <text:p><text:span text:style-name="T28">EF</text:span></text:p>
            <text:p><text:span text:style-name="T28">ABCD</text:span></text:p>
            <text:p><text:span text:style-name="T28">EFG</text:span></text:p>
            <text:p><text:span text:style-name="T28">ABCD</text:span></text:p>
            <text:p><text:span text:style-name="T28">EFGH</text:span>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office:value-type="string" calcext:value-type="string">
            <text:p><text:span text:style-name="T28">A</text:span><text:span text:style-name="T29"> </text:span><text:span text:style-name="T30">(1)</text:span></text:p>
            <text:p><text:span text:style-name="T28">AB</text:span><text:span text:style-name="T29"> </text:span><text:span text:style-name="T30">(2)</text:span></text:p>
            <text:p><text:span text:style-name="T28">ABC</text:span><text:span text:style-name="T29"> </text:span><text:span text:style-name="T30">(3)</text:span></text:p>
            <text:p><text:span text:style-name="T28">ABCD</text:span><text:span text:style-name="T29"> </text:span><text:span text:style-name="T30">(4)</text:span></text:p>
            <text:p><text:span text:style-name="T28">ABCD</text:span><text:span text:style-name="T29"> </text:span><text:span text:style-name="T30">(4)</text:span></text:p>
            <text:p><text:span text:style-name="T28">E</text:span><text:span text:style-name="T29"> </text:span><text:span text:style-name="T30">(1)</text:span></text:p>
            <text:p><text:span text:style-name="T28">ABCD</text:span><text:span text:style-name="T29"> </text:span><text:span text:style-name="T30">(4)</text:span></text:p>
            <text:p><text:span text:style-name="T28">EF</text:span><text:span text:style-name="T29"> </text:span><text:span text:style-name="T30">(2)</text:span></text:p>
            <text:p><text:span text:style-name="T28">ABCD</text:span><text:span text:style-name="T29"> </text:span><text:span text:style-name="T30">(4)</text:span></text:p>
            <text:p><text:span text:style-name="T28">EFG</text:span><text:span text:style-name="T29"> </text:span><text:span text:style-name="T30">(3)</text:span></text:p>
            <text:p><text:span text:style-name="T28">ABCD</text:span><text:span text:style-name="T29"> </text:span><text:span text:style-name="T30">(4)</text:span></text:p>
            <text:p><text:span text:style-name="T28">EFGH</text:span><text:span text:style-name="T29"> </text:span><text:span text:style-name="T30">(4)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1018"/>
        </table:table-row>
        <table:table-row table:style-name="ro13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28">A</text:span><text:span text:style-name="T31">&lt;CR&gt;&lt;LF&gt;</text:span><text:span text:style-name="T32"> </text:span><text:span text:style-name="T30">(3)</text:span></text:p>
            <text:p><text:span text:style-name="T28">AB</text:span><text:span text:style-name="T31">&lt;CR&gt;&lt;LF&gt;</text:span><text:span text:style-name="T32"> </text:span><text:span text:style-name="T30">(4)</text:span></text:p>
            <text:p><text:span text:style-name="T28">ABC</text:span><text:span text:style-name="T31">&lt;CR&gt;</text:span><text:span text:style-name="T32"> </text:span><text:span text:style-name="T30">(4)</text:span></text:p>
            <text:p><text:span text:style-name="T33">&lt;LF&gt;</text:span><text:span text:style-name="T34"> </text:span><text:span text:style-name="T35">(1)</text:span></text:p>
            <text:p><text:span text:style-name="T28">ABCD</text:span><text:span text:style-name="T29"> </text:span><text:span text:style-name="T30">(4)</text:span></text:p>
            <text:p><text:span text:style-name="T33">&lt;CR&gt;&lt;LF&gt;</text:span><text:span text:style-name="T34"> </text:span><text:span text:style-name="T35">(2)</text:span></text:p>
            <text:p><text:span text:style-name="T28">ABCD</text:span><text:span text:style-name="T29"> </text:span><text:span text:style-name="T30">(4)</text:span></text:p>
            <text:p><text:span text:style-name="T28">E</text:span><text:span text:style-name="T31">&lt;CR&gt;&lt;LF&gt;</text:span><text:span text:style-name="T32"> </text:span><text:span text:style-name="T30">(3)</text:span></text:p>
            <text:p><text:span text:style-name="T28">ABCD</text:span><text:span text:style-name="T29"> </text:span><text:span text:style-name="T30">(4)</text:span></text:p>
            <text:p><text:span text:style-name="T28">EF</text:span><text:span text:style-name="T31">&lt;CR&gt;&lt;LF&gt;</text:span><text:span text:style-name="T32"> </text:span><text:span text:style-name="T30">(4)</text:span></text:p>
            <text:p><text:span text:style-name="T28">ABCD</text:span><text:span text:style-name="T29"> </text:span><text:span text:style-name="T30">(4)</text:span></text:p>
            <text:p><text:span text:style-name="T28">EFG</text:span><text:span text:style-name="T31">&lt;CR&gt;</text:span><text:span text:style-name="T32"> </text:span><text:span text:style-name="T30">(4)</text:span></text:p>
            <text:p><text:span text:style-name="T33">&lt;LF&gt;</text:span><text:span text:style-name="T34"> </text:span><text:span text:style-name="T35">(1)</text:span></text:p>
            <text:p><text:span text:style-name="T28">ABCD</text:span><text:span text:style-name="T29"> </text:span><text:span text:style-name="T30">(4)</text:span></text:p>
            <text:p><text:span text:style-name="T28">EFGH</text:span><text:span text:style-name="T29"> </text:span><text:span text:style-name="T30">(4)</text:span></text:p>
            <text:p><text:span text:style-name="T33">&lt;CR&gt;&lt;LF&gt;</text:span><text:span text:style-name="T34"> </text:span><text:span text:style-name="T35">(2)</text:span></text:p>
          </table:table-cell>
          <table:table-cell office:value-type="string" calcext:value-type="string">
            <text:p/>
            <text:p/>
            <text:p>Empty lines with EOL chars only must be shown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4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 &gt; Break lines after]</text:span></text:p>
            <text:p>In receiving terminal, enable [Settings... &gt; Text &gt; Break lines on every chunk]</text:p>
            <text:p>Confirm</text:p>
          </table:table-cell>
          <table:table-cell office:value-type="string" calcext:value-type="string">
            <text:p>Arbitrary more or less complete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Text &gt; Break lines on every chunk</text:span>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 &gt; Break lines after timeout of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5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59" office:value-type="string" calcext:value-type="string">
            <text:p>A</text:p>
            <text:p>AB</text:p>
            <text:p>ABC</text:p>
          </table:table-cell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15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59" office:value-type="string" calcext:value-type="string">
            <text:p><text:span text:style-name="T28">A</text:span><text:span text:style-name="T29"> </text:span><text:span text:style-name="T30">(1)</text:span></text:p>
            <text:p><text:span text:style-name="T28">AB</text:span><text:span text:style-name="T29"> </text:span><text:span text:style-name="T30">(2)</text:span></text:p>
            <text:p><text:span text:style-name="T28">ABC</text:span><text:span text:style-name="T29"> </text:span><text:span text:style-name="T30">(3)</text:span></text:p>
          </table:table-cell>
          <table:table-cell table:number-columns-repeated="1019"/>
        </table:table-row>
        <table:table-row table:style-name="ro15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59" office:value-type="string" calcext:value-type="string">
            <text:p><text:span text:style-name="T28">A</text:span><text:span text:style-name="T31">&lt;CR&gt;&lt;LF&gt;</text:span><text:span text:style-name="T32"> </text:span><text:span text:style-name="T30">(3)</text:span></text:p>
            <text:p><text:span text:style-name="T28">AB</text:span><text:span text:style-name="T29"> </text:span><text:span text:style-name="T30">(2)</text:span></text:p>
            <text:p><text:span text:style-name="T28">ABC</text:span><text:span text:style-name="T31">&lt;CR&gt;&lt;LF&gt;</text:span><text:span text:style-name="T32"> </text:span><text:span text:style-name="T30">(5)</text:span></text:p>
          </table:table-cell>
          <table:table-cell table:number-columns-repeated="1019"/>
        </table:table-row>
        <table:table-row table:style-name="ro16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59" office:value-type="string" calcext:value-type="string">
            <text:p><text:span text:style-name="T28">A</text:span><text:span text:style-name="T31">&lt;CR&gt;&lt;LF&gt;</text:span><text:span text:style-name="T32"> </text:span><text:span text:style-name="T30">(3)</text:span></text:p>
            <text:p><text:span text:style-name="T28">AB</text:span><text:span text:style-name="T29"> </text:span><text:span text:style-name="T30">(2)</text:span></text:p>
            <text:p><text:span text:style-name="T28">ABC</text:span><text:span text:style-name="T31">&lt;CR&gt;&lt;LF&gt;</text:span><text:span text:style-name="T32"> </text:span><text:span text:style-name="T30">(5)</text:span></text:p>
            <text:p><text:span text:style-name="T28">ABCD</text:span><text:span text:style-name="T29"> </text:span><text:span text:style-name="T30">(4)</text:span></text:p>
          </table:table-cell>
          <table:table-cell office:value-type="string" calcext:value-type="string">
            <text:p/>
            <text:p/>
            <text:p><text:span text:style-name="T42">(4) </text:span>has to be appended after timeout of 500 m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 &gt; Break lines after timeout o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, except [Show EO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59" office:value-type="string" calcext:value-type="string">
            <text:p><text:span text:style-name="T36">@</text:span><text:span text:style-name="T37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59" office:value-type="string" calcext:value-type="string">
            <text:p><text:span text:style-name="T36">@</text:span><text:span text:style-name="T37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60" office:value-type="string" calcext:value-type="string">
            <text:p>&lt;EOT&gt;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0" office:value-type="string" calcext:value-type="string">
            <text:p>&lt;CR&gt;&lt;LF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61" office:value-type="string" calcext:value-type="string">
            <text:p><text:span text:style-name="T28">\h</text:span><text:span text:style-name="T31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1" office:value-type="string" calcext:value-type="string">
            <text:p><text:span text:style-name="T28">\h(</text:span><text:span text:style-name="T31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62" office:value-type="string" calcext:value-type="string">
            <text:p><text:span text:style-name="T28">\h(4</text:span><text:span text:style-name="T31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62" office:value-type="string" calcext:value-type="string">
            <text:p><text:span text:style-name="T28">\h(40</text:span><text:span text:style-name="T31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62" office:value-type="string" calcext:value-type="string">
            <text:p><text:span text:style-name="T28">\h(40)</text:span><text:span text:style-name="T31">&lt;CR&gt;&lt;LF&gt;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9"/>
          <table:table-cell table:number-columns-repeated="1019"/>
        </table:table-row>
        <table:table-row table:style-name="ro1">
          <table:table-cell table:number-columns-repeated="3"/>
          <table:table-cell table:style-name="ce55" office:value-type="string" calcext:value-type="string">
            <text:p>Enable [Use Explicit Default Radix]</text:p>
          </table:table-cell>
          <table:table-cell table:style-name="ce59"/>
          <table:table-cell table:number-columns-repeated="1019"/>
        </table:table-row>
        <table:table-row table:style-name="ro3">
          <table:table-cell table:number-columns-repeated="3"/>
          <table:table-cell table:style-name="ce55" office:value-type="string" calcext:value-type="string">
            <text:p>In sending terminal, enable [Escapes on [SendText]] again</text:p>
          </table:table-cell>
          <table:table-cell table:style-name="ce59"/>
          <table:table-cell office:value-type="string" calcext:value-type="string">
            <text:p><text:span text:style-name="T1">Sending "\h" which was fine without escapes will now lead to an error (bug #469).</text:span></text:p>
            <text:p>Either, clear text, or, escapes have to be disabled first and then fix text.</text:p>
            <text:p><text:span text:style-name="T1">Changing the text to e.g. valid "\h(40)" will still result in an error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5" office:value-type="string" calcext:value-type="string">
            <text:p>Repeat the above sequence</text:p>
          </table:table-cell>
          <table:table-cell table:style-name="ce59"/>
          <table:table-cell table:number-columns-repeated="1019"/>
        </table:table-row>
        <table:table-row table:style-name="ro1">
          <table:table-cell table:number-columns-repeated="3"/>
          <table:table-cell table:style-name="ce55" office:value-type="string" calcext:value-type="string">
            <text:p>In sending terminal, change default radix to [Hex]</text:p>
          </table:table-cell>
          <table:table-cell table:style-name="ce59"/>
          <table:table-cell table:number-columns-repeated="1019"/>
        </table:table-row>
        <table:table-row table:style-name="ro1">
          <table:table-cell table:number-columns-repeated="3"/>
          <table:table-cell table:style-name="ce55" office:value-type="string" calcext:value-type="string">
            <text:p>Repeat the above sequence</text:p>
          </table:table-cell>
          <table:table-cell table:style-name="ce59"/>
          <table:table-cell table:number-columns-repeated="1019"/>
        </table:table-row>
        <table:table-row table:style-name="ro1">
          <table:table-cell table:number-columns-repeated="3"/>
          <table:table-cell table:style-name="ce55"/>
          <table:table-cell table:style-name="ce59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4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(Time Stamp + Direction + Length) + Show Counts</text:p>
            <text:p><text:span text:style-name="T1">  B: Hide 0x00 + Show (Time Stamp + Direction + </text:span>Length) + Show Count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8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18" office:value-type="string" calcext:value-type="string">
            <text:p><text:span text:style-name="T38">(&lt;TS&gt;)</text:span><text:span text:style-name="T39"> </text:span><text:span text:style-name="T40">(&lt;&lt;)</text:span><text:span text:style-name="T39"> </text:span><text:span text:style-name="T41">A</text:span><text:span text:style-name="T29"> </text:span><text:span text:style-name="T30">(1)</text:span></text:p>
            <text:p><text:span text:style-name="T42">(&lt;TS&gt;)</text:span><text:span text:style-name="T43"> </text:span><text:span text:style-name="T44">(&gt;&gt;)</text:span><text:span text:style-name="T43"> </text:span><text:span text:style-name="T45">B</text:span><text:span text:style-name="T46"> </text:span><text:span text:style-name="T47">(1)</text:span></text:p>
          </table:table-cell>
          <table:table-cell table:style-name="ce18" office:value-type="string" calcext:value-type="string">
            <text:p><text:span text:style-name="T77">(&lt;TS&gt;)</text:span><text:span text:style-name="T39"> </text:span><text:span text:style-name="T40">(&gt;&gt;)</text:span><text:span text:style-name="T39"> </text:span><text:span text:style-name="T78">A</text:span><text:span text:style-name="T79"> </text:span><text:span text:style-name="T80">(1)</text:span></text:p>
            <text:p><text:span text:style-name="T42">(&lt;TS&gt;)</text:span><text:span text:style-name="T43"> </text:span><text:span text:style-name="T44">(&lt;&lt;)</text:span><text:span text:style-name="T43"> </text:span><text:span text:style-name="T48">B</text:span><text:span text:style-name="T46"> </text:span><text:span text:style-name="T47">(1)</text:span>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19" office:value-type="string" calcext:value-type="string">
            <text:p><text:span text:style-name="T42">(&lt;TS&gt;)</text:span><text:span text:style-name="T43"> </text:span><text:span text:style-name="T44">(&lt;&lt;)</text:span><text:span text:style-name="T43"> </text:span><text:span text:style-name="T48">A</text:span><text:span text:style-name="T46"> </text:span><text:span text:style-name="T47">(1)</text:span></text:p>
            <text:p><text:span text:style-name="T42">(&lt;TS&gt;)</text:span><text:span text:style-name="T43"> </text:span><text:span text:style-name="T44">(&gt;&gt;)</text:span><text:span text:style-name="T43"> </text:span><text:span text:style-name="T45">B</text:span><text:span text:style-name="T46"> </text:span><text:span text:style-name="T47">(1)</text:span></text:p>
            <text:p><text:span text:style-name="T42">(&lt;TS&gt;)</text:span><text:span text:style-name="T43"> </text:span><text:span text:style-name="T44">(&lt;&lt;) </text:span><text:span text:style-name="T49">&lt;NUL&gt;</text:span></text:p>
            <text:p><text:span text:style-name="T50">No length yet !!</text:span></text:p>
            <text:p><text:span text:style-name="T50">...because line is not complete yet.</text:span></text:p>
          </table:table-cell>
          <table:table-cell table:style-name="ce21" office:value-type="string" calcext:value-type="string">
            <text:p><text:span text:style-name="T42">(&lt;TS&gt;)</text:span><text:span text:style-name="T43"> </text:span><text:span text:style-name="T44">(&gt;&gt;)</text:span><text:span text:style-name="T43"> </text:span><text:span text:style-name="T45">A</text:span><text:span text:style-name="T46"> </text:span><text:span text:style-name="T47">(1)</text:span></text:p>
            <text:p><text:span text:style-name="T42">(&lt;TS&gt;)</text:span><text:span text:style-name="T43"> </text:span><text:span text:style-name="T44">(&lt;&lt;)</text:span><text:span text:style-name="T43"> </text:span><text:span text:style-name="T48">B</text:span><text:span text:style-name="T46"> </text:span><text:span text:style-name="T47">(1)</text:span></text:p>
            <text:p><text:span text:style-name="T63">(&lt;TS&gt;</text:span><text:span text:style-name="T81">)</text:span><text:span text:style-name="T82"> </text:span><text:span text:style-name="T83">(&gt;&gt;)</text:span><text:span text:style-name="T84"> </text:span></text:p>
            <text:p><text:span text:style-name="T50">No length yet !!</text:span></text:p>
            <text:p><text:span text:style-name="T50">...because line is not complete yet.</text:span>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42">(&lt;TS&gt;)</text:span><text:span text:style-name="T43"> </text:span><text:span text:style-name="T44">(&lt;&lt;)</text:span><text:span text:style-name="T43"> </text:span><text:span text:style-name="T48">A</text:span><text:span text:style-name="T46"> </text:span><text:span text:style-name="T47">(1)</text:span></text:p>
            <text:p><text:span text:style-name="T42">(&lt;TS&gt;)</text:span><text:span text:style-name="T43"> </text:span><text:span text:style-name="T44">(&gt;&gt;)</text:span><text:span text:style-name="T43"> </text:span><text:span text:style-name="T45">B</text:span><text:span text:style-name="T46"> </text:span><text:span text:style-name="T47">(1)</text:span></text:p>
            <text:p><text:span text:style-name="T42">(&lt;TS&gt;)</text:span><text:span text:style-name="T43"> </text:span><text:span text:style-name="T44">(&lt;&lt;)</text:span><text:span text:style-name="T43"> </text:span><text:span text:style-name="T51">&lt;NUL&gt;</text:span><text:span text:style-name="T43"> </text:span><text:span text:style-name="T44">(1)</text:span></text:p>
            <text:p><text:span text:style-name="T42">(&lt;TS&gt;</text:span><text:span text:style-name="T52">)</text:span><text:span text:style-name="T53"> </text:span><text:span text:style-name="T54">(&gt;&gt;)</text:span><text:span text:style-name="T22">  </text:span><text:span text:style-name="T55">(0)</text:span></text:p>
          </table:table-cell>
          <table:table-cell table:style-name="ce52" office:value-type="string" calcext:value-type="string">
            <text:p><text:span text:style-name="T42">(&lt;TS&gt;)</text:span><text:span text:style-name="T43"> </text:span><text:span text:style-name="T44">(&gt;&gt;)</text:span><text:span text:style-name="T43"> </text:span><text:span text:style-name="T45">A</text:span><text:span text:style-name="T46"> </text:span><text:span text:style-name="T47">(1)</text:span></text:p>
            <text:p><text:span text:style-name="T42">(&lt;TS&gt;)</text:span><text:span text:style-name="T43"> </text:span><text:span text:style-name="T44">(&lt;&lt;)</text:span><text:span text:style-name="T43"> </text:span><text:span text:style-name="T48">B</text:span><text:span text:style-name="T46"> </text:span><text:span text:style-name="T47">(1)</text:span></text:p>
            <text:p><text:span text:style-name="T63">(&lt;TS&gt;)</text:span><text:span text:style-name="T64"> </text:span><text:span text:style-name="T47">(&lt;&lt;)</text:span><text:span text:style-name="T64">  </text:span><text:span text:style-name="T47">(0)</text:span></text:p>
            <text:p>No empty line for hidden 0x00 !!</text:p>
            <text:p>Time stamp gets updated !!</text:p>
          </table:table-cell>
          <table:table-cell table:number-columns-repeated="1018"/>
        </table:table-row>
        <table:table-row table:style-name="ro18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<text:span text:style-name="T42">(&lt;TS&gt;)</text:span><text:span text:style-name="T43"> </text:span><text:span text:style-name="T44">(&lt;&lt;)</text:span><text:span text:style-name="T43"> </text:span><text:span text:style-name="T48">A</text:span><text:span text:style-name="T46"> </text:span><text:span text:style-name="T47">(1)</text:span></text:p>
            <text:p><text:span text:style-name="T42">(&lt;TS&gt;)</text:span><text:span text:style-name="T43"> </text:span><text:span text:style-name="T44">(&gt;&gt;)</text:span><text:span text:style-name="T43"> </text:span><text:span text:style-name="T45">B</text:span><text:span text:style-name="T46"> </text:span><text:span text:style-name="T47">(1)</text:span></text:p>
            <text:p><text:span text:style-name="T42">(&lt;TS&gt;)</text:span><text:span text:style-name="T43"> </text:span><text:span text:style-name="T44">(&lt;&lt;)</text:span><text:span text:style-name="T43"> </text:span><text:span text:style-name="T51">&lt;NUL&gt;</text:span><text:span text:style-name="T43"> </text:span><text:span text:style-name="T44">(1)</text:span></text:p>
            <text:p><text:span text:style-name="T42">(&lt;TS&gt;</text:span><text:span text:style-name="T52">)</text:span><text:span text:style-name="T53"> </text:span><text:span text:style-name="T54">(&gt;&gt;)</text:span><text:span text:style-name="T56">  </text:span><text:span text:style-name="T57">(0)</text:span></text:p>
            <text:p><text:span text:style-name="T42">(&lt;TS&gt;</text:span><text:span text:style-name="T52">)</text:span><text:span text:style-name="T53"> </text:span><text:span text:style-name="T54">(&lt;&lt;)</text:span><text:span text:style-name="T22">  </text:span><text:span text:style-name="T55">(0)</text:span></text:p>
          </table:table-cell>
          <table:table-cell table:style-name="ce52" office:value-type="string" calcext:value-type="string">
            <text:p><text:span text:style-name="T42">(&lt;TS&gt;)</text:span><text:span text:style-name="T43"> </text:span><text:span text:style-name="T44">(&gt;&gt;)</text:span><text:span text:style-name="T43"> </text:span><text:span text:style-name="T45">A</text:span><text:span text:style-name="T46"> </text:span><text:span text:style-name="T47">(1)</text:span></text:p>
            <text:p><text:span text:style-name="T42">(&lt;TS&gt;)</text:span><text:span text:style-name="T43"> </text:span><text:span text:style-name="T44">(&lt;&lt;)</text:span><text:span text:style-name="T43"> </text:span><text:span text:style-name="T48">B</text:span><text:span text:style-name="T46"> </text:span><text:span text:style-name="T47">(1)</text:span></text:p>
            <text:p><text:span text:style-name="T63">(&lt;TS&gt;)</text:span><text:span text:style-name="T64"> </text:span><text:span text:style-name="T47">(&lt;&lt;)</text:span><text:span text:style-name="T64">  </text:span><text:span text:style-name="T47">(0)</text:span></text:p>
            <text:p><text:span text:style-name="T42">(&lt;TS&gt;)</text:span><text:span text:style-name="T43"> </text:span><text:span text:style-name="T44">(&gt;&gt;)</text:span><text:span text:style-name="T43">  </text:span><text:span text:style-name="T44">(0)</text:span></text:p>
            <text:p>Intended empty line B &gt; A must be shown !!</text:p>
            <text:p>Resulting empty line A &gt; B must also be shown !!</text:p>
            <text:p><text:span text:style-name="T1">...because there is no empty line for hidden 0x00 yet.</text:span></text:p>
          </table:table-cell>
          <table:table-cell table:number-columns-repeated="1018"/>
        </table:table-row>
        <table:table-row table:style-name="ro19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21" office:value-type="string" calcext:value-type="string">
            <text:p><text:span text:style-name="T42">(&lt;TS&gt;)</text:span><text:span text:style-name="T43"> </text:span><text:span text:style-name="T44">(&lt;&lt;)</text:span><text:span text:style-name="T43"> </text:span><text:span text:style-name="T48">A</text:span><text:span text:style-name="T46"> </text:span><text:span text:style-name="T47">(1)</text:span></text:p>
            <text:p><text:span text:style-name="T42">(&lt;TS&gt;)</text:span><text:span text:style-name="T43"> </text:span><text:span text:style-name="T44">(&gt;&gt;)</text:span><text:span text:style-name="T43"> </text:span><text:span text:style-name="T45">B</text:span><text:span text:style-name="T46"> </text:span><text:span text:style-name="T47">(1)</text:span></text:p>
            <text:p><text:span text:style-name="T42">(&lt;TS&gt;)</text:span><text:span text:style-name="T43"> </text:span><text:span text:style-name="T44">(&lt;&lt;)</text:span><text:span text:style-name="T43"> </text:span><text:span text:style-name="T51">&lt;NUL&gt;</text:span><text:span text:style-name="T43"> </text:span><text:span text:style-name="T44">(1)</text:span></text:p>
            <text:p><text:span text:style-name="T42">(&lt;TS&gt;</text:span><text:span text:style-name="T52">)</text:span><text:span text:style-name="T53"> </text:span><text:span text:style-name="T54">(&gt;&gt;)</text:span><text:span text:style-name="T58">  </text:span><text:span text:style-name="T57">(0)</text:span></text:p>
            <text:p><text:span text:style-name="T42">(&lt;TS&gt;</text:span><text:span text:style-name="T52">)</text:span><text:span text:style-name="T53"> </text:span><text:span text:style-name="T54">(&lt;&lt;)</text:span><text:span text:style-name="T59">  </text:span><text:span text:style-name="T60">(0)</text:span></text:p>
            <text:p><text:span text:style-name="T42">(&lt;TS&gt;</text:span><text:span text:style-name="T52">)</text:span><text:span text:style-name="T56"> </text:span><text:span text:style-name="T61">(&gt;&gt;)</text:span><text:span text:style-name="T62"> </text:span><text:span text:style-name="T19">OK</text:span><text:span text:style-name="T29"> </text:span><text:span text:style-name="T30">(2)</text:span></text:p>
          </table:table-cell>
          <table:table-cell table:style-name="ce52" office:value-type="string" calcext:value-type="string">
            <text:p><text:span text:style-name="T42">(&lt;TS&gt;)</text:span><text:span text:style-name="T43"> </text:span><text:span text:style-name="T44">(&gt;&gt;)</text:span><text:span text:style-name="T43"> </text:span><text:span text:style-name="T45">A</text:span><text:span text:style-name="T46"> </text:span><text:span text:style-name="T47">(1)</text:span></text:p>
            <text:p><text:span text:style-name="T42">(&lt;TS&gt;)</text:span><text:span text:style-name="T43"> </text:span><text:span text:style-name="T44">(&lt;&lt;)</text:span><text:span text:style-name="T43"> </text:span><text:span text:style-name="T48">B</text:span><text:span text:style-name="T46"> </text:span><text:span text:style-name="T47">(1)</text:span></text:p>
            <text:p><text:span text:style-name="T42">(&lt;TS&gt;)</text:span><text:span text:style-name="T43"> </text:span><text:span text:style-name="T44">(&lt;&lt;)</text:span><text:span text:style-name="T43">  </text:span><text:span text:style-name="T44">(0)</text:span></text:p>
            <text:p><text:span text:style-name="T42">(&lt;TS&gt;)</text:span><text:span text:style-name="T43"> </text:span><text:span text:style-name="T44">(&gt;&gt;)</text:span><text:span text:style-name="T43">  </text:span><text:span text:style-name="T44">(0)</text:span></text:p>
            <text:p><text:span text:style-name="T42">(&lt;TS&gt;)</text:span><text:span text:style-name="T43"> </text:span><text:span text:style-name="T44">(&lt;&lt;)</text:span><text:span text:style-name="T43"> </text:span><text:span text:style-name="T48">OK</text:span><text:span text:style-name="T46"> </text:span><text:span text:style-name="T4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19" office:value-type="string" calcext:value-type="string">
            <text:p><text:span text:style-name="T63">(&lt;TS&gt;)</text:span><text:span text:style-name="T64"> </text:span><text:span text:style-name="T47">(&lt;&lt;) </text:span><text:span text:style-name="T49">&lt;NUL&gt;</text:span></text:p>
          </table:table-cell>
          <table:table-cell table:style-name="ce21" office:value-type="string" calcext:value-type="string">
            <text:p><text:span text:style-name="T63">(&lt;TS&gt;</text:span><text:span text:style-name="T81">)</text:span><text:span text:style-name="T82"> </text:span><text:span text:style-name="T83">(&gt;&gt;)</text:span><text:span text:style-name="T84"> </text:span></text:p>
          </table:table-cell>
          <table:table-cell table:number-columns-repeated="1018"/>
        </table:table-row>
        <table:table-row table:style-name="ro20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63">(&lt;TS&gt;)</text:span><text:span text:style-name="T64"> </text:span><text:span text:style-name="T47">(&lt;&lt;)</text:span><text:span text:style-name="T64"> </text:span><text:span text:style-name="T65">&lt;NUL&gt;</text:span><text:span text:style-name="T64"> </text:span><text:span text:style-name="T47">(1)</text:span></text:p>
            <text:p><text:span text:style-name="T42">(&lt;TS&gt;</text:span><text:span text:style-name="T52">)</text:span><text:span text:style-name="T53"> </text:span><text:span text:style-name="T54">(&gt;&gt;)</text:span><text:span text:style-name="T22">  </text:span><text:span text:style-name="T55">(0)</text:span></text:p>
          </table:table-cell>
          <table:table-cell table:style-name="ce22" office:value-type="string" calcext:value-type="string">
            <text:p><text:span text:style-name="T85">(&lt;TS&gt;)</text:span><text:span text:style-name="T86"> </text:span><text:span text:style-name="T87">(&lt;&lt;)</text:span><text:span text:style-name="T86">  </text:span><text:span text:style-name="T87">(0)</text:span></text:p>
          </table:table-cell>
          <table:table-cell table:number-columns-repeated="1018"/>
        </table:table-row>
        <table:table-row table:style-name="ro2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  <text:p><text:span text:style-name="T1">\0x00 [Ctrl+Enter]</text:span></text:p>
          </table:table-cell>
          <table:table-cell table:style-name="ce20" office:value-type="string" calcext:value-type="string">
            <text:p><text:span text:style-name="T63">(&lt;TS&gt;)</text:span><text:span text:style-name="T64"> </text:span><text:span text:style-name="T47">(&lt;&lt;)</text:span><text:span text:style-name="T64"> </text:span><text:span text:style-name="T65">&lt;NUL&gt;</text:span><text:span text:style-name="T64"> </text:span><text:span text:style-name="T47">(1)</text:span></text:p>
            <text:p><text:span text:style-name="T42">(&lt;TS&gt;</text:span><text:span text:style-name="T52">)</text:span><text:span text:style-name="T53"> </text:span><text:span text:style-name="T54">(&gt;&gt;)</text:span><text:span text:style-name="T22">  </text:span><text:span text:style-name="T55">(0)</text:span></text:p>
            <text:p><text:span text:style-name="T42">(&lt;TS&gt;)</text:span><text:span text:style-name="T43"> </text:span><text:span text:style-name="T44">(&lt;&lt;)</text:span><text:span text:style-name="T43"> </text:span><text:span text:style-name="T51">&lt;NUL&gt;&lt;NUL&gt;</text:span></text:p>
          </table:table-cell>
          <table:table-cell table:style-name="ce22" office:value-type="string" calcext:value-type="string">
            <text:p><text:span text:style-name="T85">(&lt;TS&gt;)</text:span><text:span text:style-name="T86"> </text:span><text:span text:style-name="T87">(&lt;&lt;)</text:span><text:span text:style-name="T86">  </text:span><text:span text:style-name="T87">(0)</text:span></text:p>
            <text:p><text:span text:style-name="T88">(&lt;TS&gt;)</text:span><text:span text:style-name="T43"> </text:span><text:span text:style-name="T44">(&gt;&gt;)</text:span><text:span text:style-name="T43"> </text:span></text:p>
          </table:table-cell>
          <table:table-cell table:number-columns-repeated="1018"/>
        </table:table-row>
        <table:table-row table:style-name="ro2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42">(&lt;TS&gt;)</text:span><text:span text:style-name="T43"> </text:span><text:span text:style-name="T44">(&lt;&lt;)</text:span><text:span text:style-name="T43"> </text:span><text:span text:style-name="T51">&lt;NUL&gt;</text:span><text:span text:style-name="T43"> </text:span><text:span text:style-name="T44">(1)</text:span></text:p>
            <text:p><text:span text:style-name="T42">(&lt;TS&gt;</text:span><text:span text:style-name="T52">)</text:span><text:span text:style-name="T53"> </text:span><text:span text:style-name="T54">(&gt;&gt;)</text:span><text:span text:style-name="T59">  </text:span><text:span text:style-name="T60">(0)</text:span></text:p>
            <text:p><text:span text:style-name="T42">(&lt;TS&gt;)</text:span><text:span text:style-name="T43"> </text:span><text:span text:style-name="T44">(&lt;&lt;)</text:span><text:span text:style-name="T43"> </text:span><text:span text:style-name="T51">&lt;NUL&gt;&lt;NUL&gt;</text:span><text:span text:style-name="T43"> </text:span><text:span text:style-name="T44">(2)</text:span></text:p>
            <text:p><text:span text:style-name="T42">(&lt;TS&gt;</text:span><text:span text:style-name="T52">)</text:span><text:span text:style-name="T53"> </text:span><text:span text:style-name="T54">(&gt;&gt;)</text:span><text:span text:style-name="T22">  </text:span><text:span text:style-name="T55">(0)</text:span></text:p>
          </table:table-cell>
          <table:table-cell table:style-name="ce22" office:value-type="string" calcext:value-type="string">
            <text:p><text:span text:style-name="T89">(&lt;TS&gt;)</text:span><text:span text:style-name="T90"> </text:span><text:span text:style-name="T91">(&lt;&lt;)</text:span><text:span text:style-name="T90">  </text:span><text:span text:style-name="T91">(0)</text:span></text:p>
            <text:p><text:span text:style-name="T85">(&lt;TS&gt;)</text:span><text:span text:style-name="T86"> </text:span><text:span text:style-name="T87">(&lt;&lt;)</text:span><text:span text:style-name="T86">  </text:span><text:span text:style-name="T87">(0)</text:span></text:p>
          </table:table-cell>
          <table:table-cell table:number-columns-repeated="1018"/>
        </table:table-row>
        <table:table-row table:style-name="ro2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<text:span text:style-name="T42">(&lt;TS&gt;)</text:span><text:span text:style-name="T43"> </text:span><text:span text:style-name="T44">(&lt;&lt;)</text:span><text:span text:style-name="T43"> </text:span><text:span text:style-name="T51">&lt;NUL&gt;</text:span><text:span text:style-name="T43"> </text:span><text:span text:style-name="T44">(1)</text:span></text:p>
            <text:p><text:span text:style-name="T42">(&lt;TS&gt;</text:span><text:span text:style-name="T52">)</text:span><text:span text:style-name="T53"> </text:span><text:span text:style-name="T54">(&gt;&gt;)</text:span><text:span text:style-name="T58">  </text:span><text:span text:style-name="T57">(0)</text:span></text:p>
            <text:p><text:span text:style-name="T42">(&lt;TS&gt;)</text:span><text:span text:style-name="T43"> </text:span><text:span text:style-name="T44">(&lt;&lt;)</text:span><text:span text:style-name="T43"> </text:span><text:span text:style-name="T51">&lt;NUL&gt;&lt;NUL&gt;</text:span><text:span text:style-name="T43"> </text:span><text:span text:style-name="T44">(2)</text:span></text:p>
            <text:p><text:span text:style-name="T42">(&lt;TS&gt;</text:span><text:span text:style-name="T52">)</text:span><text:span text:style-name="T53"> </text:span><text:span text:style-name="T54">(&gt;&gt;)</text:span><text:span text:style-name="T59">  </text:span><text:span text:style-name="T60">(0)</text:span></text:p>
            <text:p><text:span text:style-name="T42">(&lt;TS&gt;</text:span><text:span text:style-name="T52">)</text:span><text:span text:style-name="T53"> </text:span><text:span text:style-name="T54">(&lt;&lt;)</text:span><text:span text:style-name="T22">  </text:span><text:span text:style-name="T55">(0)</text:span></text:p>
          </table:table-cell>
          <table:table-cell table:style-name="ce22" office:value-type="string" calcext:value-type="string">
            <text:p><text:span text:style-name="T89">(&lt;TS&gt;)</text:span><text:span text:style-name="T90"> </text:span><text:span text:style-name="T91">(&lt;&lt;)</text:span><text:span text:style-name="T90">  </text:span><text:span text:style-name="T91">(0)</text:span></text:p>
            <text:p><text:span text:style-name="T89">(&lt;TS&gt;)</text:span><text:span text:style-name="T90"> </text:span><text:span text:style-name="T91">(&lt;&lt;)</text:span><text:span text:style-name="T90">  </text:span><text:span text:style-name="T91">(0)</text:span></text:p>
            <text:p><text:span text:style-name="T89">(&lt;TS&gt;)</text:span><text:span text:style-name="T90"> </text:span><text:span text:style-name="T91">(&gt;&gt;)</text:span><text:span text:style-name="T90">  </text:span><text:span text:style-name="T91">(0)</text:span></text:p>
          </table:table-cell>
          <table:table-cell table:number-columns-repeated="1018"/>
        </table:table-row>
        <table:table-row table:style-name="ro19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21" office:value-type="string" calcext:value-type="string">
            <text:p><text:span text:style-name="T42">(&lt;TS&gt;)</text:span><text:span text:style-name="T43"> </text:span><text:span text:style-name="T44">(&lt;&lt;)</text:span><text:span text:style-name="T43"> </text:span><text:span text:style-name="T51">&lt;NUL&gt;</text:span><text:span text:style-name="T43"> </text:span><text:span text:style-name="T44">(1)</text:span></text:p>
            <text:p><text:span text:style-name="T42">(&lt;TS&gt;</text:span><text:span text:style-name="T52">)</text:span><text:span text:style-name="T53"> </text:span><text:span text:style-name="T54">(&gt;&gt;)</text:span><text:span text:style-name="T58">  </text:span><text:span text:style-name="T57">(0)</text:span></text:p>
            <text:p><text:span text:style-name="T42">(&lt;TS&gt;)</text:span><text:span text:style-name="T43"> </text:span><text:span text:style-name="T44">(&lt;&lt;)</text:span><text:span text:style-name="T43"> </text:span><text:span text:style-name="T51">&lt;NUL&gt;&lt;NUL&gt;</text:span><text:span text:style-name="T43"> </text:span><text:span text:style-name="T44">(2)</text:span></text:p>
            <text:p><text:span text:style-name="T42">(&lt;TS&gt;</text:span><text:span text:style-name="T52">)</text:span><text:span text:style-name="T53"> </text:span><text:span text:style-name="T54">(&gt;&gt;)</text:span><text:span text:style-name="T58">  </text:span><text:span text:style-name="T57">(0)</text:span></text:p>
            <text:p><text:span text:style-name="T42">(&lt;TS&gt;</text:span><text:span text:style-name="T52">)</text:span><text:span text:style-name="T53"> </text:span><text:span text:style-name="T54">(&lt;&lt;)</text:span><text:span text:style-name="T59">  </text:span><text:span text:style-name="T60">(0)</text:span></text:p>
            <text:p><text:span text:style-name="T42">(&lt;TS&gt;</text:span><text:span text:style-name="T52">)</text:span><text:span text:style-name="T56"> </text:span><text:span text:style-name="T61">(&gt;&gt;)</text:span><text:span text:style-name="T62"> </text:span><text:span text:style-name="T19">OK</text:span><text:span text:style-name="T29"> </text:span><text:span text:style-name="T30">(2)</text:span></text:p>
          </table:table-cell>
          <table:table-cell table:style-name="ce52" office:value-type="string" calcext:value-type="string">
            <text:p><text:span text:style-name="T42">(&lt;TS&gt;)</text:span><text:span text:style-name="T43"> </text:span><text:span text:style-name="T44">(&lt;&lt;)</text:span><text:span text:style-name="T43">  </text:span><text:span text:style-name="T44">(0)</text:span></text:p>
            <text:p><text:span text:style-name="T42">(&lt;TS&gt;)</text:span><text:span text:style-name="T43"> </text:span><text:span text:style-name="T44">(&lt;&lt;)</text:span><text:span text:style-name="T43">  </text:span><text:span text:style-name="T44">(0)</text:span></text:p>
            <text:p><text:span text:style-name="T42">(&lt;TS&gt;)</text:span><text:span text:style-name="T43"> </text:span><text:span text:style-name="T44">(&gt;&gt;)</text:span><text:span text:style-name="T43">  </text:span><text:span text:style-name="T44">(0)</text:span></text:p>
            <text:p><text:span text:style-name="T42">(&lt;TS&gt;)</text:span><text:span text:style-name="T43"> </text:span><text:span text:style-name="T44">(&lt;&lt;)</text:span><text:span text:style-name="T43"> </text:span><text:span text:style-name="T48">OK</text:span><text:span text:style-name="T46"> </text:span><text:span text:style-name="T4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&lt;BS&gt; [Ctrl+Enter]</text:p>
          </table:table-cell>
          <table:table-cell table:style-name="ce19" office:value-type="string" calcext:value-type="string">
            <text:p><text:span text:style-name="T63">(&lt;TS&gt;)</text:span><text:span text:style-name="T64"> </text:span><text:span text:style-name="T47">(&lt;&lt;) </text:span></text:p>
          </table:table-cell>
          <table:table-cell table:style-name="ce21" office:value-type="string" calcext:value-type="string">
            <text:p><text:span text:style-name="T63">(&lt;TS&gt;</text:span><text:span text:style-name="T81">)</text:span><text:span text:style-name="T82"> </text:span><text:span text:style-name="T83">(&gt;&gt;)</text:span><text:span text:style-name="T84"> 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47">(&lt;TS&gt;</text:span><text:span text:style-name="T66">)</text:span><text:span text:style-name="T67"> </text:span><text:span text:style-name="T68">(&gt;&gt;)</text:span><text:span text:style-name="T22">  </text:span><text:span text:style-name="T55">(0)</text:span></text:p>
          </table:table-cell>
          <table:table-cell table:style-name="ce22" office:value-type="string" calcext:value-type="string">
            <text:p><text:span text:style-name="T85">(&lt;TS&gt;)</text:span><text:span text:style-name="T86"> </text:span><text:span text:style-name="T87">(&lt;&lt;)</text:span><text:span text:style-name="T86">  </text:span><text:span text:style-name="T87">(0)</text:span></text:p>
          </table:table-cell>
          <table:table-cell table:number-columns-repeated="1018"/>
        </table:table-row>
        <table:table-row table:style-name="ro20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47">(&lt;TS&gt;</text:span><text:span text:style-name="T66">)</text:span><text:span text:style-name="T67"> </text:span><text:span text:style-name="T68">(&gt;&gt;)</text:span><text:span text:style-name="T22">  </text:span><text:span text:style-name="T55">(0)</text:span></text:p>
            <text:p><text:span text:style-name="T42">(&lt;TS&gt;)</text:span><text:span text:style-name="T43"> </text:span><text:span text:style-name="T44">(&lt;&lt;)</text:span><text:span text:style-name="T69">  </text:span><text:span text:style-name="T70">(0)</text:span></text:p>
          </table:table-cell>
          <table:table-cell table:style-name="ce22" office:value-type="string" calcext:value-type="string">
            <text:p><text:span text:style-name="T85">(&lt;TS&gt;)</text:span><text:span text:style-name="T86"> </text:span><text:span text:style-name="T87">(&lt;&lt;)</text:span><text:span text:style-name="T86">  </text:span><text:span text:style-name="T87">(0)</text:span></text:p>
            <text:p><text:span text:style-name="T88">(&lt;TS&gt;)</text:span><text:span text:style-name="T43"> </text:span><text:span text:style-name="T44">(&gt;&gt;)</text:span><text:span text:style-name="T43">  </text:span><text:span text:style-name="T44">(0)</text:span></text:p>
          </table:table-cell>
          <table:table-cell table:number-columns-repeated="1018"/>
        </table:table-row>
        <table:table-row table:style-name="ro2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20" office:value-type="string" calcext:value-type="string">
            <text:p><text:span text:style-name="T47">(&lt;TS&gt;</text:span><text:span text:style-name="T66">)</text:span><text:span text:style-name="T67"> </text:span><text:span text:style-name="T68">(&gt;&gt;)</text:span><text:span text:style-name="T22">  </text:span><text:span text:style-name="T55">(0)</text:span></text:p>
            <text:p><text:span text:style-name="T42">(&lt;TS&gt;)</text:span><text:span text:style-name="T43"> </text:span><text:span text:style-name="T44">(&lt;&lt;)</text:span><text:span text:style-name="T69">  </text:span><text:span text:style-name="T70">(0)</text:span></text:p>
            <text:p><text:span text:style-name="T42">(&lt;TS&gt;</text:span><text:span text:style-name="T52">)</text:span><text:span text:style-name="T56"> </text:span><text:span text:style-name="T61">(&gt;&gt;)</text:span><text:span text:style-name="T62"> </text:span><text:span text:style-name="T71">OK</text:span><text:span text:style-name="T72"> </text:span><text:span text:style-name="T73">(2)</text:span></text:p>
          </table:table-cell>
          <table:table-cell table:style-name="ce22" office:value-type="string" calcext:value-type="string">
            <text:p><text:span text:style-name="T85">(&lt;TS&gt;)</text:span><text:span text:style-name="T86"> </text:span><text:span text:style-name="T87">(&lt;&lt;)</text:span><text:span text:style-name="T86">  </text:span><text:span text:style-name="T87">(0)</text:span></text:p>
            <text:p><text:span text:style-name="T88">(&lt;TS&gt;)</text:span><text:span text:style-name="T43"> </text:span><text:span text:style-name="T44">(&gt;&gt;)</text:span><text:span text:style-name="T43">  </text:span><text:span text:style-name="T44">(0)</text:span></text:p>
            <text:p><text:span text:style-name="T42">(&lt;TS&gt;)</text:span><text:span text:style-name="T43"> </text:span><text:span text:style-name="T44">(&lt;&lt;)</text:span><text:span text:style-name="T43"> </text:span><text:span text:style-name="T48">OK</text:span><text:span text:style-name="T46"> </text:span><text:span text:style-name="T47">(2)</text:span>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19" office:value-type="string" calcext:value-type="string">
            <text:p><text:span text:style-name="T42">(&lt;TS&gt;)</text:span><text:span text:style-name="T43"> </text:span><text:span text:style-name="T44">(&lt;&lt;)</text:span><text:span text:style-name="T43"> </text:span><text:span text:style-name="T48">A</text:span></text:p>
          </table:table-cell>
          <table:table-cell table:style-name="ce21" office:value-type="string" calcext:value-type="string">
            <text:p><text:span text:style-name="T42">(&lt;TS&gt;</text:span><text:span text:style-name="T52">)</text:span><text:span text:style-name="T56"> </text:span><text:span text:style-name="T61">(&gt;&gt;)</text:span><text:span text:style-name="T62"> </text:span><text:span text:style-name="T92">A</text:span></text:p>
          </table:table-cell>
          <table:table-cell table:number-columns-repeated="1018"/>
        </table:table-row>
        <table:table-row table:style-name="ro20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42">(&lt;TS&gt;)</text:span><text:span text:style-name="T43"> </text:span><text:span text:style-name="T44">(&lt;&lt;)</text:span><text:span text:style-name="T43"> </text:span><text:span text:style-name="T48">A</text:span><text:span text:style-name="T74"> </text:span><text:span text:style-name="T75">(1)</text:span></text:p>
            <text:p><text:span text:style-name="T47">(&lt;TS&gt;</text:span><text:span text:style-name="T66">)</text:span><text:span text:style-name="T67"> </text:span><text:span text:style-name="T68">(&gt;&gt;)</text:span><text:span text:style-name="T22">  </text:span><text:span text:style-name="T55">(0)</text:span></text:p>
          </table:table-cell>
          <table:table-cell table:style-name="ce22" office:value-type="string" calcext:value-type="string">
            <text:p><text:span text:style-name="T42">(&lt;TS&gt;</text:span><text:span text:style-name="T52">)</text:span><text:span text:style-name="T56"> </text:span><text:span text:style-name="T61">(&gt;&gt;)</text:span><text:span text:style-name="T62"> </text:span><text:span text:style-name="T92">A</text:span><text:span text:style-name="T93"> </text:span><text:span text:style-name="T94">(1)</text:span></text:p>
            <text:p><text:span text:style-name="T85">(&lt;TS&gt;)</text:span><text:span text:style-name="T86"> </text:span><text:span text:style-name="T87">(&lt;&lt;)</text:span><text:span text:style-name="T86">  </text:span><text:span text:style-name="T87">(0)</text:span></text:p>
          </table:table-cell>
          <table:table-cell table:number-columns-repeated="1018"/>
        </table:table-row>
        <table:table-row table:style-name="ro24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&lt;BS&gt;[Enter]</text:p>
          </table:table-cell>
          <table:table-cell table:style-name="ce20" office:value-type="string" calcext:value-type="string">
            <text:p><text:span text:style-name="T42">(&lt;TS&gt;)</text:span><text:span text:style-name="T43"> </text:span><text:span text:style-name="T44">(&lt;&lt;)</text:span><text:span text:style-name="T43"> </text:span><text:span text:style-name="T48">A</text:span><text:span text:style-name="T74"> </text:span><text:span text:style-name="T75">(1)</text:span></text:p>
            <text:p><text:span text:style-name="T47">(&lt;TS&gt;</text:span><text:span text:style-name="T66">)</text:span><text:span text:style-name="T67"> </text:span><text:span text:style-name="T68">(&gt;&gt;)</text:span><text:span text:style-name="T22">  </text:span><text:span text:style-name="T55">(0)</text:span></text:p>
            <text:p><text:span text:style-name="T42">(&lt;TS&gt;</text:span><text:span text:style-name="T52">)</text:span><text:span text:style-name="T53"> </text:span><text:span text:style-name="T54">(&lt;&lt;)</text:span><text:span text:style-name="T59">  </text:span><text:span text:style-name="T60">(0)</text:span></text:p>
            <text:p><text:span text:style-name="T50">A on already completed line cannot be removed.</text:span></text:p>
            <text:p><text:span text:style-name="T50">This fact/limitation is more than good enough.</text:span></text:p>
            <text:p><text:span text:style-name="T50">Note that unidir Tx/Rx monitor removes A.</text:span></text:p>
          </table:table-cell>
          <table:table-cell table:style-name="ce22" office:value-type="string" calcext:value-type="string">
            <text:p><text:span text:style-name="T42">(&lt;TS&gt;</text:span><text:span text:style-name="T52">)</text:span><text:span text:style-name="T56"> </text:span><text:span text:style-name="T61">(&gt;&gt;)</text:span><text:span text:style-name="T62"> </text:span><text:span text:style-name="T92">A</text:span><text:span text:style-name="T93"> </text:span><text:span text:style-name="T94">(1)</text:span></text:p>
            <text:p><text:span text:style-name="T89">(&lt;TS&gt;)</text:span><text:span text:style-name="T90"> </text:span><text:span text:style-name="T91">(&lt;&lt;)</text:span><text:span text:style-name="T90">  </text:span><text:span text:style-name="T91">(0)</text:span></text:p>
            <text:p><text:span text:style-name="T88">(&lt;TS&gt;)</text:span><text:span text:style-name="T43"> </text:span><text:span text:style-name="T44">(&gt;&gt;)</text:span><text:span text:style-name="T43">  </text:span><text:span text:style-name="T44">(0)</text:span></text:p>
            <text:p><text:span text:style-name="T50">A on already completed line cannot be removed.</text:span></text:p>
            <text:p><text:span text:style-name="T50">This fact/limitation is more than good enough.</text:span></text:p>
            <text:p><text:span text:style-name="T50">Note that unidir Tx/Rx monitor removes A.</text:span></text:p>
          </table:table-cell>
          <table:table-cell table:number-columns-repeated="1018"/>
        </table:table-row>
        <table:table-row table:style-name="ro2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20" office:value-type="string" calcext:value-type="string">
            <text:p><text:span text:style-name="T42">(&lt;TS&gt;)</text:span><text:span text:style-name="T43"> </text:span><text:span text:style-name="T44">(&lt;&lt;)</text:span><text:span text:style-name="T43"> </text:span><text:span text:style-name="T48">A</text:span><text:span text:style-name="T76"> </text:span><text:span text:style-name="T75">(1)</text:span></text:p>
            <text:p><text:span text:style-name="T42">(&lt;TS&gt;</text:span><text:span text:style-name="T52">)</text:span><text:span text:style-name="T53"> </text:span><text:span text:style-name="T54">(&gt;&gt;)</text:span><text:span text:style-name="T59">  </text:span><text:span text:style-name="T60">(0)</text:span></text:p>
            <text:p><text:span text:style-name="T42">(&lt;TS&gt;</text:span><text:span text:style-name="T52">)</text:span><text:span text:style-name="T53"> </text:span><text:span text:style-name="T54">(&lt;&lt;)</text:span><text:span text:style-name="T58">  </text:span><text:span text:style-name="T57">(0)</text:span></text:p>
            <text:p><text:span text:style-name="T42">(&lt;TS&gt;</text:span><text:span text:style-name="T52">)</text:span><text:span text:style-name="T56"> </text:span><text:span text:style-name="T61">(&gt;&gt;)</text:span><text:span text:style-name="T62"> </text:span><text:span text:style-name="T71">OK</text:span><text:span text:style-name="T72"> </text:span><text:span text:style-name="T73">(2)</text:span></text:p>
          </table:table-cell>
          <table:table-cell table:style-name="ce22" office:value-type="string" calcext:value-type="string">
            <text:p><text:span text:style-name="T42">(&lt;TS&gt;</text:span><text:span text:style-name="T52">)</text:span><text:span text:style-name="T56"> </text:span><text:span text:style-name="T61">(&gt;&gt;)</text:span><text:span text:style-name="T62"> </text:span><text:span text:style-name="T92">A</text:span><text:span text:style-name="T93"> </text:span><text:span text:style-name="T94">(1)</text:span></text:p>
            <text:p><text:span text:style-name="T88">(&lt;TS&gt;)</text:span><text:span text:style-name="T43"> </text:span><text:span text:style-name="T44">(&lt;&lt;)</text:span><text:span text:style-name="T43">  </text:span><text:span text:style-name="T44">(0)</text:span></text:p>
            <text:p><text:span text:style-name="T42">(&lt;TS&gt;)</text:span><text:span text:style-name="T43"> </text:span><text:span text:style-name="T44">(&gt;&gt;)</text:span><text:span text:style-name="T43">  </text:span><text:span text:style-name="T44">(0)</text:span></text:p>
            <text:p><text:span text:style-name="T42">(&lt;TS&gt;)</text:span><text:span text:style-name="T43"> </text:span><text:span text:style-name="T44">(&lt;&lt;)</text:span><text:span text:style-name="T43"> </text:span><text:span text:style-name="T48">OK</text:span><text:span text:style-name="T46"> </text:span><text:span text:style-name="T47">(2)</text:span></text:p>
          </table:table-cell>
          <table:table-cell table:number-columns-repeated="1018"/>
        </table:table-row>
        <table:table-row table:style-name="ro1" table:number-rows-repeated="653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8" table:default-cell-style-name="ce48"/>
        <table:table-column table:style-name="co22" table:default-cell-style-name="ce48"/>
        <table:table-column table:style-name="co23" table:default-cell-style-name="ce48"/>
        <table:table-column table:style-name="co24" table:default-cell-style-name="ce48"/>
        <table:table-column table:style-name="co25" table:default-cell-style-name="ce48"/>
        <table:table-column table:style-name="co26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64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64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64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48"/>
        <table:table-column table:style-name="co27" table:default-cell-style-name="ce48"/>
        <table:table-column table:style-name="co28" table:default-cell-style-name="ce48"/>
        <table:table-column table:style-name="co24" table:default-cell-style-name="ce48"/>
        <table:table-column table:style-name="co25" table:default-cell-style-name="ce48"/>
        <table:table-column table:style-name="co29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<text:span text:style-name="T1">Menu &gt; Receive</text:span> &gt; Automatic Action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">Menu &gt; Receive</text:span> &gt; Automatic Action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office:value-type="string" calcext:value-type="string">
            <text:p>"ABC"</text:p>
            <text:p>Note that [Send Text] doesn't make much sens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/Suppr.</text:p>
          </table:table-cell>
          <table:table-cell office:value-type="string" calcext:value-type="string">
            <text:p>[Line Numbers &gt; Show Line Number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ow Direction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received, i.e.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and received, i.e. not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partial line without trigger from other terminal</text:p>
            <text:p><text:span text:style-name="T1">"123\!(NoEOL)"</text:span></text:p>
          </table:table-cell>
          <table:table-cell office:value-type="string" calcext:value-type="string">
            <text:p>Data sent but not received yet, i.e. retai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trigger from other terminal</text:p>
            <text:p>"ABC"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21">(&gt;&gt;)</text:span><text:span text:style-name="T22"> </text:span><text:span text:style-name="T14">123ABC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21">(&gt;&gt;)</text:span><text:span text:style-name="T22"> </text:span><text:span text:style-name="T14">ABC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multiple lines with and without trigger from other terminal</text:p>
            <text:p><text:span text:style-name="T1">"ABC\!(EOL)xyz"</text:span></text:p>
          </table:table-cell>
          <table:table-cell office:value-type="string" calcext:value-type="string">
            <text:p>Limitation FR#366:</text:p>
            <text:p>Both lines will be received when sent in one chunk</text:p>
          </table:table-cell>
          <table:table-cell office:value-type="string" calcext:value-type="string">
            <text:p><text:span text:style-name="T17">(&gt;&gt;)</text:span><text:span text:style-name="T18"> </text:span><text:span text:style-name="T19">ABC</text:span></text:p>
            <text:p><text:span text:style-name="T95">(&gt;&gt;)</text:span><text:span text:style-name="T34"> </text:span><text:span text:style-name="T19">xyz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received, i.e.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partial line without trigger from other terminal</text:p>
            <text:p><text:span text:style-name="T1">"123\!(NoEOL)"</text:span></text:p>
          </table:table-cell>
          <table:table-cell office:value-type="string" calcext:value-type="string">
            <text:p>Data sent but not received yet, i.e. retai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received, i.e. released</text:p>
          </table:table-cell>
          <table:table-cell table:style-name="ce56" office:value-type="string" calcext:value-type="string">
            <text:p><text:span text:style-name="T21">(&gt;&gt;)</text:span><text:span text:style-name="T22"> </text:span><text:span text:style-name="T14">123xyz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multiple lines with and without trigger from other terminal</text:p>
            <text:p><text:span text:style-name="T1">"ABC\!(EOL)xyz"</text:span></text:p>
          </table:table-cell>
          <table:table-cell office:value-type="string" calcext:value-type="string">
            <text:p>Limitation FR#366:</text:p>
            <text:p>Both lines will be suppressed when sent in one chunk</text:p>
            <text:p><text:span text:style-name="T1">For "ABC\!(EOL)xyz" this does not apply =&gt; 3 chunks</text:span></text:p>
          </table:table-cell>
          <table:table-cell table:style-name="ce56" office:value-type="string" calcext:value-type="string">
            <text:p><text:span text:style-name="T21">(&gt;&gt;)</text:span><text:span text:style-name="T22"> </text:span><text:span text:style-name="T14">xyz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table:table-column table:style-name="co8" table:default-cell-style-name="ce48"/>
        <table:table-column table:style-name="co30" table:default-cell-style-name="ce48"/>
        <table:table-column table:style-name="co7" table:default-cell-style-name="ce48"/>
        <table:table-column table:style-name="co31" table:default-cell-style-name="ce48"/>
        <table:table-column table:style-name="co32" table:default-cell-style-name="ce48"/>
        <table:table-column table:style-name="co33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65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8" table:default-cell-style-name="ce48"/>
        <table:table-column table:style-name="co34" table:default-cell-style-name="ce48"/>
        <table:table-column table:style-name="co7" table:default-cell-style-name="ce48"/>
        <table:table-column table:style-name="co35" table:default-cell-style-name="ce48"/>
        <table:table-column table:style-name="co36" table:default-cell-style-name="ce48"/>
        <table:table-column table:style-name="co37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shows the welcome screen</text:p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1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table:table-column table:style-name="co8" table:default-cell-style-name="ce48"/>
        <table:table-column table:style-name="co38" table:default-cell-style-name="ce48"/>
        <table:table-column table:style-name="co39" table:default-cell-style-name="ce48"/>
        <table:table-column table:style-name="co40" table:default-cell-style-name="ce48"/>
        <table:table-column table:style-name="co41" table:default-cell-style-name="ce48"/>
        <table:table-column table:style-name="co42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9" office:value-type="string" calcext:value-type="string">
            <text:p>Modify the text</text:p>
          </table:table-cell>
          <table:table-cell table:style-name="ce5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51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51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51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Open recent drop-down</text:p>
          </table:table-cell>
          <table:table-cell table:style-name="ce51" office:value-type="string" calcext:value-type="string">
            <text:p>No control characters in drop-down</text:p>
          </table:table-cell>
          <table:table-cell table:style-name="ce51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Select one of the recents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Change that recent</text:p>
          </table:table-cell>
          <table:table-cell table:style-name="ce51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51"/>
          <table:table-cell table:number-columns-repeated="1018"/>
        </table:table-row>
        <table:table-row table:style-name="ro2">
          <table:table-cell table:number-columns-repeated="3"/>
          <table:table-cell table:style-name="ce51" office:value-type="string" calcext:value-type="string">
            <text:p>Open recent drop-down</text:p>
          </table:table-cell>
          <table:table-cell table:style-name="ce51" office:value-type="string" calcext:value-type="string">
            <text:p>Just selected recent still there</text:p>
            <text:p>New recent added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table:style-name="ce5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51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[Shift+F&lt;i&gt;]</text:p>
          </table:table-cell>
          <table:table-cell table:style-name="ce51" office:value-type="string" calcext:value-type="string">
            <text:p>Text gets sent</text:p>
            <text:p>"Send Text" still contains changed recent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1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Changed recent text gets sent</text:p>
            <text:p><text:span text:style-name="T1">Text stays selected</text:span>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[Shift+F&lt;i&gt;]</text:p>
          </table:table-cell>
          <table:table-cell table:style-name="ce51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1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51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51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51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51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51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7-Very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1" office:value-type="string" calcext:value-type="string">
            <text:p>Send "\!-SendFiles\Stress-7-EnormousLine.txt"</text:p>
          </table:table-cell>
          <table:table-cell table:style-name="ce51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Clear the monitors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/>
          <table:table-cell table:style-name="ce51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5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51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51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adix</text:p>
          </table:table-cell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A</text:span><text:span text:style-name="T29">   </text:span><text:span text:style-name="T30"> </text:span>    in sending terminal</text:p>
            <text:p/>
            <text:p><text:span text:style-name="T42">(&gt;&gt;)</text:span><text:span text:style-name="T43"> </text:span><text:span text:style-name="T45">A</text:span><text:span text:style-name="T46">   </text:span><text:span text:style-name="T47"> </text:span><text:span text:style-name="T96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A</text:span><text:span text:style-name="T29">   </text:span><text:span text:style-name="T30"> </text:span>    in sending terminal</text:p>
            <text:p/>
            <text:p><text:span text:style-name="T42">(&gt;&gt;)</text:span><text:span text:style-name="T43"> </text:span><text:span text:style-name="T45">A</text:span><text:span text:style-name="T97">&lt;CR&gt;</text:span><text:span text:style-name="T96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25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A</text:span><text:span text:style-name="T29"> </text:span><text:span text:style-name="T30">(1)</text:span>    in sending terminal</text:p>
            <text:p/>
            <text:p><text:span text:style-name="T42">(&gt;&gt;)</text:span><text:span text:style-name="T43"> </text:span><text:span text:style-name="T45">A</text:span><text:span text:style-name="T97">&lt;CR&gt;&lt;LF&gt;</text:span><text:span text:style-name="T64"> </text:span><text:span text:style-name="T4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95">(&lt;&lt;)</text:span><text:span text:style-name="T34"> </text:span><text:span text:style-name="T41">A</text:span><text:span text:style-name="T29">   </text:span><text:span text:style-name="T30"> </text:span>    in sending terminal</text:p>
            <text:p/>
            <text:p><text:span text:style-name="T42">(&gt;&gt;)</text:span><text:span text:style-name="T43"> </text:span><text:span text:style-name="T45">A</text:span><text:span text:style-name="T46">   </text:span><text:span text:style-name="T47"> </text:span><text:span text:style-name="T96">    in receiving terminal</text:span>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A</text:span><text:span text:style-name="T29"> </text:span><text:span text:style-name="T30">(1)</text:span></text:p>
            <text:p><text:span text:style-name="T95">(&gt;&gt;)</text:span><text:span text:style-name="T34"> </text:span><text:span text:style-name="T19">X</text:span><text:span text:style-name="T29"> </text:span><text:span text:style-name="T30">(1)</text:span>    in sending terminal</text:p>
            <text:p/>
            <text:p><text:span text:style-name="T42">(&gt;&gt;)</text:span><text:span text:style-name="T43"> </text:span><text:span text:style-name="T45">A</text:span><text:span text:style-name="T46"> </text:span><text:span text:style-name="T47">(1)</text:span><text:span text:style-name="T96">    in receiving terminal</text:span></text:p>
            <text:p><text:span text:style-name="T95">(&lt;&lt;)</text:span><text:span text:style-name="T34"> </text:span><text:span text:style-name="T41">X</text:span><text:span text:style-name="T98">&lt;CR&gt;&lt;LF&gt;</text:span><text:span text:style-name="T32"> </text:span><text:span text:style-name="T30">(3)</text:span></text:p>
          </table:table-cell>
          <table:table-cell table:number-columns-repeated="1019"/>
        </table:table-row>
        <table:table-row table:style-name="ro27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A</text:span><text:span text:style-name="T29"> </text:span><text:span text:style-name="T30">(1)</text:span></text:p>
            <text:p><text:span text:style-name="T95">(&gt;&gt;)</text:span><text:span text:style-name="T34"> </text:span><text:span text:style-name="T19">X</text:span><text:span text:style-name="T29"> </text:span><text:span text:style-name="T30">(1)</text:span>    in sending terminal</text:p>
            <text:p/>
            <text:p><text:span text:style-name="T42">(&gt;&gt;)</text:span><text:span text:style-name="T43"> </text:span><text:span text:style-name="T45">A</text:span><text:span text:style-name="T46"> </text:span><text:span text:style-name="T47">(1)</text:span><text:span text:style-name="T96">    in receiving terminal</text:span></text:p>
            <text:p><text:span text:style-name="T95">(&lt;&lt;)</text:span><text:span text:style-name="T34"> </text:span><text:span text:style-name="T41">X</text:span><text:span text:style-name="T98">&lt;CR&gt;&lt;LF&gt;</text:span><text:span text:style-name="T32"> </text:span><text:span text:style-name="T30">(3)</text:span></text:p>
            <text:p><text:span text:style-name="T42">(&gt;&gt;)</text:span><text:span text:style-name="T43"> </text:span><text:span text:style-name="T99">&lt;CR&gt;&lt;LF&gt;</text:span><text:span text:style-name="T43"> </text:span><text:span text:style-name="T44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1018"/>
        </table:table-row>
        <table:table-row table:style-name="ro28">
          <table:table-cell table:number-columns-repeated="3"/>
          <table:table-cell office:value-type="string" calcext:value-type="string">
            <text:p><text:span text:style-name="T1">In sending terminal:</text:span></text:p>
            <text:p>B</text:p>
            <text:p>[Enter]</text:p>
          </table:table-cell>
          <table:table-cell office:value-type="string" calcext:value-type="string">
            <text:p><text:span text:style-name="T42">(&lt;&lt;)</text:span><text:span text:style-name="T43"> </text:span><text:span text:style-name="T48">A</text:span><text:span text:style-name="T46"> </text:span><text:span text:style-name="T47">(1)</text:span></text:p>
            <text:p><text:span text:style-name="T42">(&gt;&gt;)</text:span><text:span text:style-name="T43"> </text:span><text:span text:style-name="T45">X</text:span><text:span text:style-name="T46"> </text:span><text:span text:style-name="T47">(1)</text:span></text:p>
            <text:p><text:span text:style-name="T42">(&lt;&lt;)</text:span><text:span text:style-name="T43"> </text:span><text:span text:style-name="T48">B</text:span><text:span text:style-name="T46"> </text:span><text:span text:style-name="T47">(1)</text:span>    in sending terminal</text:p>
            <text:p/>
            <text:p><text:span text:style-name="T42">(&gt;&gt;)</text:span><text:span text:style-name="T43"> </text:span><text:span text:style-name="T45">A</text:span><text:span text:style-name="T46"> </text:span><text:span text:style-name="T47">(1)</text:span><text:span text:style-name="T96">    in receiving terminal</text:span></text:p>
            <text:p><text:span text:style-name="T42">(&lt;&lt;)</text:span><text:span text:style-name="T43"> </text:span><text:span text:style-name="T48">X</text:span><text:span text:style-name="T100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99">&lt;CR&gt;&lt;LF&gt;</text:span><text:span text:style-name="T43"> </text:span><text:span text:style-name="T44">(2)</text:span></text:p>
            <text:p><text:span text:style-name="T42">(&gt;&gt;)</text:span><text:span text:style-name="T43"> </text:span><text:span text:style-name="T45">B</text:span><text:span text:style-name="T97">&lt;CR&gt;&lt;LF&gt;</text:span><text:span text:style-name="T64"> </text:span><text:span text:style-name="T47">(3)</text:span></text:p>
          </table:table-cell>
          <table:table-cell table:number-columns-repeated="1019"/>
        </table:table-row>
        <table:table-row table:style-name="ro2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42">(&lt;&lt;)</text:span><text:span text:style-name="T43"> </text:span><text:span text:style-name="T48">A</text:span><text:span text:style-name="T46"> </text:span><text:span text:style-name="T47">(1)</text:span></text:p>
            <text:p><text:span text:style-name="T42">(&gt;&gt;)</text:span><text:span text:style-name="T43"> </text:span><text:span text:style-name="T45">X</text:span><text:span text:style-name="T46"> </text:span><text:span text:style-name="T47">(1)</text:span></text:p>
            <text:p><text:span text:style-name="T42">(&lt;&lt;)</text:span><text:span text:style-name="T43"> </text:span><text:span text:style-name="T48">B</text:span><text:span text:style-name="T46"> </text:span><text:span text:style-name="T47">(1)</text:span></text:p>
            <text:p><text:span text:style-name="T42">(&gt;&gt;)</text:span><text:span text:style-name="T43"> </text:span><text:span text:style-name="T45">X</text:span><text:span text:style-name="T46"> </text:span><text:span text:style-name="T47">(1)</text:span>    in sending terminal</text:p>
            <text:p/>
            <text:p><text:span text:style-name="T42">(&gt;&gt;)</text:span><text:span text:style-name="T43"> </text:span><text:span text:style-name="T45">A</text:span><text:span text:style-name="T46"> </text:span><text:span text:style-name="T47">(1)</text:span><text:span text:style-name="T96">    in receiving terminal</text:span></text:p>
            <text:p><text:span text:style-name="T42">(&lt;&lt;)</text:span><text:span text:style-name="T43"> </text:span><text:span text:style-name="T48">X</text:span><text:span text:style-name="T100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99">&lt;CR&gt;&lt;LF&gt;</text:span><text:span text:style-name="T43"> </text:span><text:span text:style-name="T44">(2)</text:span></text:p>
            <text:p><text:span text:style-name="T42">(&gt;&gt;)</text:span><text:span text:style-name="T43"> </text:span><text:span text:style-name="T45">B</text:span><text:span text:style-name="T97">&lt;CR&gt;&lt;LF&gt;</text:span><text:span text:style-name="T64"> </text:span><text:span text:style-name="T47">(3)</text:span></text:p>
            <text:p><text:span text:style-name="T42">(&lt;&lt;)</text:span><text:span text:style-name="T43"> </text:span><text:span text:style-name="T48">X</text:span><text:span text:style-name="T100">&lt;CR&gt;&lt;LF&gt;</text:span><text:span text:style-name="T64"> </text:span><text:span text:style-name="T47">(3)</text:span></text:p>
          </table:table-cell>
          <table:table-cell table:number-columns-repeated="1019"/>
        </table:table-row>
        <table:table-row table:style-name="ro30">
          <table:table-cell table:number-columns-repeated="3"/>
          <table:table-cell office:value-type="string" calcext:value-type="string">
            <text:p><text:span text:style-name="T1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42">(&lt;&lt;)</text:span><text:span text:style-name="T43"> </text:span><text:span text:style-name="T48">A</text:span><text:span text:style-name="T46"> </text:span><text:span text:style-name="T47">(1)</text:span></text:p>
            <text:p><text:span text:style-name="T42">(&gt;&gt;)</text:span><text:span text:style-name="T43"> </text:span><text:span text:style-name="T45">X</text:span><text:span text:style-name="T46"> </text:span><text:span text:style-name="T47">(1)</text:span></text:p>
            <text:p><text:span text:style-name="T42">(&lt;&lt;)</text:span><text:span text:style-name="T43"> </text:span><text:span text:style-name="T48">B</text:span><text:span text:style-name="T46"> </text:span><text:span text:style-name="T47">(1)</text:span></text:p>
            <text:p><text:span text:style-name="T42">(&gt;&gt;)</text:span><text:span text:style-name="T43"> </text:span><text:span text:style-name="T45">X</text:span><text:span text:style-name="T46"> </text:span><text:span text:style-name="T47">(1)</text:span></text:p>
            <text:p><text:span text:style-name="T42">(&lt;&lt;)</text:span><text:span text:style-name="T43">  </text:span><text:span text:style-name="T44">(0) </text:span>    in sending terminal</text:p>
            <text:p/>
            <text:p><text:span text:style-name="T42">(&gt;&gt;)</text:span><text:span text:style-name="T43"> </text:span><text:span text:style-name="T45">A</text:span><text:span text:style-name="T46"> </text:span><text:span text:style-name="T47">(1)</text:span><text:span text:style-name="T96">    in receiving terminal</text:span></text:p>
            <text:p><text:span text:style-name="T42">(&lt;&lt;)</text:span><text:span text:style-name="T43"> </text:span><text:span text:style-name="T48">X</text:span><text:span text:style-name="T100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99">&lt;CR&gt;&lt;LF&gt;</text:span><text:span text:style-name="T43"> </text:span><text:span text:style-name="T44">(2)</text:span></text:p>
            <text:p><text:span text:style-name="T42">(&gt;&gt;)</text:span><text:span text:style-name="T43"> </text:span><text:span text:style-name="T45">B</text:span><text:span text:style-name="T97">&lt;CR&gt;&lt;LF&gt;</text:span><text:span text:style-name="T64"> </text:span><text:span text:style-name="T47">(3)</text:span></text:p>
            <text:p><text:span text:style-name="T42">(&lt;&lt;)</text:span><text:span text:style-name="T43"> </text:span><text:span text:style-name="T48">X</text:span><text:span text:style-name="T100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99">&lt;CR&gt;&lt;LF&gt;</text:span><text:span text:style-name="T43"> </text:span><text:span text:style-name="T44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31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01">(&lt;&lt;)</text:span><text:span text:style-name="T102"> </text:span><text:span text:style-name="T48">A</text:span><text:span text:style-name="T46"> </text:span><text:span text:style-name="T47">(1)</text:span></text:p>
            <text:p><text:span text:style-name="T42">(&lt;&lt;)</text:span><text:span text:style-name="T43"> </text:span><text:span text:style-name="T48">A</text:span><text:span text:style-name="T46"> </text:span><text:span text:style-name="T47">(1)</text:span></text:p>
            <text:p><text:span text:style-name="T42">(&gt;&gt;)</text:span><text:span text:style-name="T43"> </text:span><text:span text:style-name="T45">X</text:span><text:span text:style-name="T46"> </text:span><text:span text:style-name="T47">(1)</text:span></text:p>
            <text:p><text:span text:style-name="T42">(&lt;&lt;)</text:span><text:span text:style-name="T43"> </text:span><text:span text:style-name="T48">B</text:span><text:span text:style-name="T46"> </text:span><text:span text:style-name="T47">(1)</text:span></text:p>
            <text:p><text:span text:style-name="T42">(&gt;&gt;)</text:span><text:span text:style-name="T43"> </text:span><text:span text:style-name="T45">X</text:span><text:span text:style-name="T46"> </text:span><text:span text:style-name="T47">(1)</text:span></text:p>
            <text:p><text:span text:style-name="T42">(&lt;&lt;)</text:span><text:span text:style-name="T43">  </text:span><text:span text:style-name="T44">(0)</text:span></text:p>
            <text:p><text:span text:style-name="T42">(&lt;&lt;)</text:span><text:span text:style-name="T43"> </text:span><text:span text:style-name="T48">B</text:span><text:span text:style-name="T46"> </text:span><text:span text:style-name="T47">(1)</text:span>    in sending terminal</text:p>
            <text:p/>
            <text:p><text:span text:style-name="T101">(&gt;&gt;)</text:span><text:span text:style-name="T102"> </text:span><text:span text:style-name="T45">A</text:span><text:span text:style-name="T97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45">A</text:span><text:span text:style-name="T46"> </text:span><text:span text:style-name="T47">(1)</text:span><text:span text:style-name="T96">    in receiving terminal</text:span></text:p>
            <text:p><text:span text:style-name="T42">(&lt;&lt;)</text:span><text:span text:style-name="T43"> </text:span><text:span text:style-name="T48">X</text:span><text:span text:style-name="T100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99">&lt;CR&gt;&lt;LF&gt;</text:span><text:span text:style-name="T43"> </text:span><text:span text:style-name="T44">(2)</text:span></text:p>
            <text:p><text:span text:style-name="T42">(&gt;&gt;)</text:span><text:span text:style-name="T43"> </text:span><text:span text:style-name="T45">B</text:span><text:span text:style-name="T97">&lt;CR&gt;&lt;LF&gt;</text:span><text:span text:style-name="T64"> </text:span><text:span text:style-name="T47">(3)</text:span></text:p>
            <text:p><text:span text:style-name="T42">(&lt;&lt;)</text:span><text:span text:style-name="T43"> </text:span><text:span text:style-name="T48">X</text:span><text:span text:style-name="T100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99">&lt;CR&gt;&lt;LF&gt;</text:span><text:span text:style-name="T43"> </text:span><text:span text:style-name="T44">(2)</text:span></text:p>
            <text:p><text:span text:style-name="T42">(&gt;&gt;)</text:span><text:span text:style-name="T43"> </text:span><text:span text:style-name="T45">B</text:span><text:span text:style-name="T97">&lt;CR&gt;&lt;LF&gt;</text:span><text:span text:style-name="T64"> </text:span><text:span text:style-name="T47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95">(&lt;&lt;)</text:span><text:span text:style-name="T34"> </text:span><text:span text:style-name="T41">A</text:span><text:span text:style-name="T29">   </text:span><text:span text:style-name="T30"> </text:span>    in sending terminal</text:p>
            <text:p/>
            <text:p><text:span text:style-name="T42">(&gt;&gt;)</text:span><text:span text:style-name="T43"> </text:span><text:span text:style-name="T45">A</text:span><text:span text:style-name="T46">   </text:span><text:span text:style-name="T47"> </text:span><text:span text:style-name="T96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A</text:span><text:span text:style-name="T29">   </text:span><text:span text:style-name="T30"> </text:span>    in sending terminal</text:p>
            <text:p/>
            <text:p><text:span text:style-name="T42">(&gt;&gt;)</text:span><text:span text:style-name="T43"> </text:span><text:span text:style-name="T45">A</text:span><text:span text:style-name="T97">&lt;CR&gt;</text:span><text:span text:style-name="T96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A</text:span><text:span text:style-name="T29"> </text:span><text:span text:style-name="T30">(1)</text:span></text:p>
            <text:p><text:span text:style-name="T95">(&gt;&gt;)</text:span><text:span text:style-name="T34"> </text:span><text:span text:style-name="T19">X</text:span><text:span text:style-name="T29"> </text:span><text:span text:style-name="T30">(1)</text:span>    in sending terminal</text:p>
            <text:p/>
            <text:p><text:span text:style-name="T42">(&gt;&gt;)</text:span><text:span text:style-name="T43"> </text:span><text:span text:style-name="T45">A</text:span><text:span text:style-name="T97">&lt;CR&gt;</text:span><text:span text:style-name="T64"> </text:span><text:span text:style-name="T47">(2)</text:span><text:span text:style-name="T96"> in receiving terminal</text:span></text:p>
            <text:p><text:span text:style-name="T42">(&lt;&lt;)</text:span><text:span text:style-name="T43"> </text:span><text:span text:style-name="T48">X</text:span><text:span text:style-name="T100">&lt;CR&gt;&lt;LF&gt;</text:span><text:span text:style-name="T64"> </text:span><text:span text:style-name="T47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27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A</text:span><text:span text:style-name="T29"> </text:span><text:span text:style-name="T30">(1)</text:span></text:p>
            <text:p><text:span text:style-name="T95">(&gt;&gt;)</text:span><text:span text:style-name="T34"> </text:span><text:span text:style-name="T19">X</text:span><text:span text:style-name="T29"> </text:span><text:span text:style-name="T30">(1)</text:span>    in sending terminal</text:p>
            <text:p/>
            <text:p><text:span text:style-name="T42">(&gt;&gt;)</text:span><text:span text:style-name="T43"> </text:span><text:span text:style-name="T45">A</text:span><text:span text:style-name="T97">&lt;CR&gt;</text:span><text:span text:style-name="T64"> </text:span><text:span text:style-name="T47">(2)</text:span><text:span text:style-name="T103"> </text:span><text:span text:style-name="T96">in receiving terminal</text:span></text:p>
            <text:p><text:span text:style-name="T101">(&lt;&lt;)</text:span><text:span text:style-name="T102"> </text:span><text:span text:style-name="T48">X</text:span><text:span text:style-name="T100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99">&lt;LF&gt;</text:span><text:span text:style-name="T43"> </text:span><text:span text:style-name="T44">(1)</text:span>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1018"/>
        </table:table-row>
        <table:table-row table:style-name="ro28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A</text:span><text:span text:style-name="T29"> </text:span><text:span text:style-name="T30">(1)</text:span></text:p>
            <text:p><text:span text:style-name="T95">(&gt;&gt;)</text:span><text:span text:style-name="T34"> </text:span><text:span text:style-name="T19">X</text:span><text:span text:style-name="T29"> </text:span><text:span text:style-name="T30">(1)</text:span></text:p>
            <text:p><text:span text:style-name="T95">(&lt;&lt;)</text:span><text:span text:style-name="T34"> </text:span><text:span text:style-name="T41">B</text:span><text:span text:style-name="T29"> </text:span><text:span text:style-name="T30">(1)</text:span>    in sending terminal</text:p>
            <text:p/>
            <text:p><text:span text:style-name="T42">(&gt;&gt;)</text:span><text:span text:style-name="T43"> </text:span><text:span text:style-name="T45">A</text:span><text:span text:style-name="T97">&lt;CR&gt;</text:span><text:span text:style-name="T64"> </text:span><text:span text:style-name="T47">(2)</text:span><text:span text:style-name="T103"> </text:span><text:span text:style-name="T96">in receiving terminal</text:span></text:p>
            <text:p><text:span text:style-name="T42">(&lt;&lt;)</text:span><text:span text:style-name="T43"> </text:span><text:span text:style-name="T48">X</text:span><text:span text:style-name="T100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99">&lt;LF&gt;</text:span><text:span text:style-name="T43"> </text:span><text:span text:style-name="T44">(1)</text:span></text:p>
            <text:p><text:span text:style-name="T42">(&gt;&gt;)</text:span><text:span text:style-name="T43"> </text:span><text:span text:style-name="T45">B</text:span><text:span text:style-name="T97">&lt;CR&gt;&lt;LF&gt;</text:span><text:span text:style-name="T64"> </text:span><text:span text:style-name="T4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 </text:span><text:span text:style-name="T29">   </text:span><text:span text:style-name="T30"> </text:span>    in sending terminal</text:p>
            <text:p/>
            <text:p><text:span text:style-name="T42">(&gt;&gt;)</text:span><text:span text:style-name="T43"> </text:span><text:span text:style-name="T99">&lt;CR&gt; </text:span><text:span text:style-name="T104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1018"/>
        </table:table-row>
        <table:table-row table:style-name="ro2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7">(&lt;&lt;)</text:span><text:span text:style-name="T18">  </text:span><text:span text:style-name="T105">(0)</text:span></text:p>
            <text:p><text:span text:style-name="T17">(&gt;&gt;)</text:span><text:span text:style-name="T18"> </text:span><text:span text:style-name="T19">X</text:span><text:span text:style-name="T29"> </text:span><text:span text:style-name="T30">(1)</text:span>    in sending terminal</text:p>
            <text:p/>
            <text:p><text:span text:style-name="T42">(&gt;&gt;)</text:span><text:span text:style-name="T43"> </text:span><text:span text:style-name="T99">&lt;CR&gt;</text:span><text:span text:style-name="T43"> </text:span><text:span text:style-name="T44">(1)</text:span><text:span text:style-name="T104">  in receiving terminal</text:span></text:p>
            <text:p><text:span text:style-name="T42">(&lt;&lt;)</text:span><text:span text:style-name="T43"> </text:span><text:span text:style-name="T48">X</text:span><text:span text:style-name="T100">&lt;CR&gt;&lt;LF&gt;</text:span><text:span text:style-name="T64"> </text:span><text:span text:style-name="T47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27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7">(&lt;&lt;)</text:span><text:span text:style-name="T18">  </text:span><text:span text:style-name="T105">(0)</text:span></text:p>
            <text:p><text:span text:style-name="T17">(&gt;&gt;)</text:span><text:span text:style-name="T18"> </text:span><text:span text:style-name="T19">X</text:span><text:span text:style-name="T29"> </text:span><text:span text:style-name="T30">(1)</text:span>    in sending terminal</text:p>
            <text:p/>
            <text:p><text:span text:style-name="T42">(&gt;&gt;)</text:span><text:span text:style-name="T43"> </text:span><text:span text:style-name="T99">&lt;CR&gt;</text:span><text:span text:style-name="T43"> </text:span><text:span text:style-name="T44">(1)</text:span><text:span text:style-name="T104">  in receiving terminal</text:span></text:p>
            <text:p><text:span text:style-name="T101">(&lt;&lt;)</text:span><text:span text:style-name="T102"> </text:span><text:span text:style-name="T48">X</text:span><text:span text:style-name="T100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99">&lt;LF&gt;</text:span><text:span text:style-name="T43"> </text:span><text:span text:style-name="T44">(1)</text:span>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1018"/>
        </table:table-row>
        <table:table-row table:style-name="ro28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7">(&lt;&lt;)</text:span><text:span text:style-name="T18">  </text:span><text:span text:style-name="T105">(0)</text:span></text:p>
            <text:p><text:span text:style-name="T17">(&gt;&gt;)</text:span><text:span text:style-name="T18"> </text:span><text:span text:style-name="T19">X</text:span><text:span text:style-name="T29"> </text:span><text:span text:style-name="T30">(1)</text:span></text:p>
            <text:p><text:span text:style-name="T95">(&lt;&lt;)</text:span><text:span text:style-name="T34"> </text:span><text:span text:style-name="T41">B</text:span><text:span text:style-name="T29"> </text:span><text:span text:style-name="T30">(1)</text:span>    in sending terminal</text:p>
            <text:p/>
            <text:p><text:span text:style-name="T42">(&gt;&gt;)</text:span><text:span text:style-name="T43"> </text:span><text:span text:style-name="T99">&lt;CR&gt;</text:span><text:span text:style-name="T43"> </text:span><text:span text:style-name="T44">(1)</text:span><text:span text:style-name="T104">  in receiving terminal</text:span></text:p>
            <text:p><text:span text:style-name="T42">(&lt;&lt;)</text:span><text:span text:style-name="T43"> </text:span><text:span text:style-name="T48">X</text:span><text:span text:style-name="T100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99">&lt;LF&gt;</text:span><text:span text:style-name="T43"> </text:span><text:span text:style-name="T44">(1)</text:span></text:p>
            <text:p><text:span text:style-name="T42">(&gt;&gt;)</text:span><text:span text:style-name="T43"> </text:span><text:span text:style-name="T45">B</text:span><text:span text:style-name="T97">&lt;CR&gt;&lt;LF&gt;</text:span><text:span text:style-name="T64"> </text:span><text:span text:style-name="T4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95">(&lt;&lt;)</text:span><text:span text:style-name="T34"> </text:span><text:span text:style-name="T41">A</text:span><text:span text:style-name="T29">   </text:span><text:span text:style-name="T30"> </text:span>    in sending terminal</text:p>
            <text:p/>
            <text:p><text:span text:style-name="T42">(&gt;&gt;)</text:span><text:span text:style-name="T43"> </text:span><text:span text:style-name="T45">A</text:span><text:span text:style-name="T46">   </text:span><text:span text:style-name="T47"> </text:span><text:span text:style-name="T96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A</text:span><text:span text:style-name="T29">   </text:span><text:span text:style-name="T30"> </text:span>    in sending terminal</text:p>
            <text:p/>
            <text:p><text:span text:style-name="T42">(&gt;&gt;)</text:span><text:span text:style-name="T43"> </text:span><text:span text:style-name="T45">A</text:span><text:span text:style-name="T97">&lt;CR&gt;</text:span><text:span text:style-name="T96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2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A</text:span><text:span text:style-name="T29"> </text:span><text:span text:style-name="T30">(1)</text:span></text:p>
            <text:p><text:span text:style-name="T95">(&gt;&gt;)</text:span><text:span text:style-name="T34"> </text:span><text:span text:style-name="T19">X</text:span><text:span text:style-name="T29"> </text:span><text:span text:style-name="T30">(1)</text:span>    in sending terminal</text:p>
            <text:p/>
            <text:p><text:span text:style-name="T42">(&gt;&gt;)</text:span><text:span text:style-name="T43"> </text:span><text:span text:style-name="T45">A</text:span><text:span text:style-name="T97">&lt;CR&gt;</text:span><text:span text:style-name="T64"> </text:span><text:span text:style-name="T47">(2)</text:span><text:span text:style-name="T96"> in receiving terminal</text:span></text:p>
            <text:p><text:span text:style-name="T42">(&lt;&lt;)</text:span><text:span text:style-name="T43"> </text:span><text:span text:style-name="T48">X</text:span><text:span text:style-name="T100">&lt;CR&gt;&lt;LF&gt;</text:span><text:span text:style-name="T64"> </text:span><text:span text:style-name="T47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B&lt;LF&gt;</text:p>
          </table:table-cell>
          <table:table-cell table:number-columns-repeated="1020"/>
        </table:table-row>
        <table:table-row table:style-name="ro3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A</text:span><text:span text:style-name="T29"> </text:span><text:span text:style-name="T30">(1)</text:span></text:p>
            <text:p><text:span text:style-name="T95">(&gt;&gt;)</text:span><text:span text:style-name="T34"> </text:span><text:span text:style-name="T19">X</text:span><text:span text:style-name="T29"> </text:span><text:span text:style-name="T30">(1)</text:span></text:p>
            <text:p><text:span text:style-name="T95">(&lt;&lt;)</text:span><text:span text:style-name="T34"> </text:span><text:span text:style-name="T106">&lt;CR&gt;</text:span><text:span text:style-name="T41">B</text:span><text:span text:style-name="T98">&lt;LF&gt;</text:span>   in sending terminal</text:p>
            <text:p/>
            <text:p><text:span text:style-name="T42">(&gt;&gt;)</text:span><text:span text:style-name="T43"> </text:span><text:span text:style-name="T45">A</text:span><text:span text:style-name="T97">&lt;CR&gt;</text:span><text:span text:style-name="T64"> </text:span><text:span text:style-name="T47">(2)</text:span><text:span text:style-name="T96"> in receiving terminal</text:span></text:p>
            <text:p><text:span text:style-name="T101">(&lt;&lt;)</text:span><text:span text:style-name="T102"> </text:span><text:span text:style-name="T48">X</text:span><text:span text:style-name="T100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45">B</text:span><text:span text:style-name="T97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1018"/>
        </table:table-row>
        <table:table-row table:style-name="ro32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A</text:span><text:span text:style-name="T29"> </text:span><text:span text:style-name="T30">(1)</text:span></text:p>
            <text:p><text:span text:style-name="T95">(&gt;&gt;)</text:span><text:span text:style-name="T34"> </text:span><text:span text:style-name="T19">X</text:span><text:span text:style-name="T29"> </text:span><text:span text:style-name="T30">(1)</text:span></text:p>
            <text:p><text:span text:style-name="T95">(&lt;&lt;)</text:span><text:span text:style-name="T34"> </text:span><text:span text:style-name="T106">&lt;CR&gt;</text:span><text:span text:style-name="T41">B</text:span><text:span text:style-name="T98">&lt;LF&gt;</text:span><text:span text:style-name="T32"> </text:span><text:span text:style-name="T30">(3)</text:span>  in sending terminal</text:p>
            <text:p/>
            <text:p><text:span text:style-name="T42">(&gt;&gt;)</text:span><text:span text:style-name="T43"> </text:span><text:span text:style-name="T45">A</text:span><text:span text:style-name="T97">&lt;CR&gt;</text:span><text:span text:style-name="T64"> </text:span><text:span text:style-name="T47">(2)</text:span><text:span text:style-name="T96"> in receiving terminal</text:span></text:p>
            <text:p><text:span text:style-name="T101">(&lt;&lt;)</text:span><text:span text:style-name="T102"> </text:span><text:span text:style-name="T48">X</text:span><text:span text:style-name="T100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45">B</text:span><text:span text:style-name="T97">&lt;LF&gt;&lt;CR&gt;&lt;LF&gt;</text:span><text:span text:style-name="T64"> </text:span><text:span text:style-name="T47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 </text:span><text:span text:style-name="T29">   </text:span><text:span text:style-name="T30"> </text:span>    in sending terminal</text:p>
            <text:p/>
            <text:p><text:span text:style-name="T42">(&gt;&gt;)</text:span><text:span text:style-name="T43"> </text:span><text:span text:style-name="T99">&lt;CR&gt; </text:span><text:span text:style-name="T104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1018"/>
        </table:table-row>
        <table:table-row table:style-name="ro2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7">(&lt;&lt;)</text:span><text:span text:style-name="T18">  </text:span><text:span text:style-name="T105">(0)</text:span></text:p>
            <text:p><text:span text:style-name="T17">(&gt;&gt;)</text:span><text:span text:style-name="T18"> </text:span><text:span text:style-name="T19">X</text:span><text:span text:style-name="T29"> </text:span><text:span text:style-name="T30">(1)</text:span>    in sending terminal</text:p>
            <text:p/>
            <text:p><text:span text:style-name="T42">(&gt;&gt;)</text:span><text:span text:style-name="T43"> </text:span><text:span text:style-name="T99">&lt;CR&gt;</text:span><text:span text:style-name="T43"> </text:span><text:span text:style-name="T44">(1)</text:span><text:span text:style-name="T104">  in receiving terminal</text:span></text:p>
            <text:p><text:span text:style-name="T42">(&lt;&lt;)</text:span><text:span text:style-name="T43"> </text:span><text:span text:style-name="T48">X</text:span><text:span text:style-name="T100">&lt;CR&gt;&lt;LF&gt;</text:span><text:span text:style-name="T64"> </text:span><text:span text:style-name="T47">(3)</text:span></text:p>
          </table:table-cell>
          <table:table-cell table:number-columns-repeated="1019"/>
        </table:table-row>
        <table:table-row table:style-name="ro32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17">(&lt;&lt;)</text:span><text:span text:style-name="T18">  </text:span><text:span text:style-name="T105">(0)</text:span></text:p>
            <text:p><text:span text:style-name="T17">(&gt;&gt;)</text:span><text:span text:style-name="T18"> </text:span><text:span text:style-name="T19">X</text:span><text:span text:style-name="T29"> </text:span><text:span text:style-name="T30">(1)</text:span></text:p>
            <text:p><text:span text:style-name="T95">(&lt;&lt;)</text:span><text:span text:style-name="T34"> </text:span><text:span text:style-name="T106">&lt;CR&gt;</text:span><text:span text:style-name="T41">B</text:span><text:span text:style-name="T29"> </text:span><text:span text:style-name="T30">(2)</text:span>  in sending terminal</text:p>
            <text:p/>
            <text:p><text:span text:style-name="T42">(&gt;&gt;)</text:span><text:span text:style-name="T43"> </text:span><text:span text:style-name="T99">&lt;CR&gt;</text:span><text:span text:style-name="T43"> </text:span><text:span text:style-name="T44">(1)</text:span><text:span text:style-name="T104">  in receiving terminal</text:span></text:p>
            <text:p><text:span text:style-name="T101">(&lt;&lt;)</text:span><text:span text:style-name="T102"> </text:span><text:span text:style-name="T48">X</text:span><text:span text:style-name="T100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45">B</text:span><text:span text:style-name="T97">&lt;CR&gt;&lt;LF&gt;</text:span><text:span text:style-name="T64"> </text:span><text:span text:style-name="T47">(3)</text:span>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all kind of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33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51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48"/>
        <table:table-column table:style-name="co43" table:default-cell-style-name="ce48"/>
        <table:table-column table:style-name="co44" table:default-cell-style-name="ce48"/>
        <table:table-column table:style-name="co24" table:default-cell-style-name="ce48"/>
        <table:table-column table:style-name="co45" table:default-cell-style-name="ce48"/>
        <table:table-column table:style-name="co46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7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67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7" office:value-type="string" calcext:value-type="string">
            <text:p>User name is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48"/>
        <table:table-column table:style-name="co47" table:default-cell-style-name="ce48"/>
        <table:table-column table:style-name="co48" table:default-cell-style-name="ce48"/>
        <table:table-column table:style-name="co49" table:default-cell-style-name="ce48"/>
        <table:table-column table:style-name="co50" table:default-cell-style-name="ce48"/>
        <table:table-column table:style-name="co51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68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6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69" office:value-type="string" calcext:value-type="string">
            <text:p><text:span text:style-name="T107">Note that display elements are text-only and no longer contain the underlying typed</text:span></text:p>
            <text:p><text:span text:style-name="T107">information such as the time stamp of the origin. Since the XML schema is strongly-</text:span></text:p>
            <text:p><text:span text:style-name="T107">typed again, the items need to be reconstructed. Not optimal, but simply a trade-off</text:span></text:p>
            <text:p><text:span text:style-name="T107">Between display and log performance. After all, XML logging is probably rare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69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48"/>
        <table:table-column table:style-name="co52" table:default-cell-style-name="ce48"/>
        <table:table-column table:style-name="co53" table:default-cell-style-name="ce48"/>
        <table:table-column table:style-name="co35" table:default-cell-style-name="ce48"/>
        <table:table-column table:style-name="co54" table:default-cell-style-name="ce48"/>
        <table:table-column table:style-name="co55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4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08">st</text:span> line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4">
          <table:table-cell table:number-columns-repeated="3"/>
          <table:table-cell office:value-type="string" calcext:value-type="string">
            <text:p>"Help &gt; About" &gt; Click 1<text:span text:style-name="T108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4">
          <table:table-cell table:number-columns-repeated="3"/>
          <table:table-cell office:value-type="string" calcext:value-type="string">
            <text:p>"Help &gt; About" &gt; Click 1<text:span text:style-name="T108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70"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4">
          <table:table-cell table:number-columns-repeated="3"/>
          <table:table-cell office:value-type="string" calcext:value-type="string">
            <text:p>"Help &gt; About" &gt; Click 1<text:span text:style-name="T108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70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4">
          <table:table-cell table:number-columns-repeated="3"/>
          <table:table-cell office:value-type="string" calcext:value-type="string">
            <text:p>"Help &gt; About" &gt; Click 1<text:span text:style-name="T108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70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4">
          <table:table-cell table:number-columns-repeated="3"/>
          <table:table-cell office:value-type="string" calcext:value-type="string">
            <text:p>"Help &gt; About" &gt; Click 1<text:span text:style-name="T108">st</text:span> line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1">Required to fully verify exception handling</text:span></text:p>
            <text:p>Also 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4">
          <table:table-cell table:number-columns-repeated="3"/>
          <table:table-cell office:value-type="string" calcext:value-type="string">
            <text:p>"Help &gt; About" &gt; Click slightly above the right end of the 2<text:span text:style-name="T108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4">
          <table:table-cell table:number-columns-repeated="3"/>
          <table:table-cell office:value-type="string" calcext:value-type="string">
            <text:p>"Help &gt; About" &gt; Click slightly above the right end of the 3<text:span text:style-name="T108">rd</text:span> line</text:p>
          </table:table-cell>
          <table:table-cell office:value-type="string" calcext:value-type="string">
            <text:p>Repeat steps above, except <text:span text:style-name="T109">[Cancel], [Retry] and [Ignore]</text:span>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48"/>
        <table:table-column table:style-name="co56" table:default-cell-style-name="ce48"/>
        <table:table-column table:style-name="co57" table:default-cell-style-name="ce48"/>
        <table:table-column table:style-name="co58" table:default-cell-style-name="ce48"/>
        <table:table-column table:style-name="co11" table:default-cell-style-name="ce48"/>
        <table:table-column table:style-name="co59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office:value-type="string" calcext:value-type="string">
            <text:p/>
            <text:p/>
            <text:p>In total:</text:p>
            <text:p> &gt; 3 folders</text:p>
            <text:p> &gt; 31 file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71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71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string" calcext:value-type="string">
            <text:p>[File &gt; Exit]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[File &gt; Workspace &gt; Clos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[File &gt; Save As...]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Open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Recent &gt; 'FirstTerminal.yat']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[File &gt; Save As...]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/>
          <table:table-cell office:value-type="string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Open PowerShel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5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[File &gt; Preferences... &gt; Defaults...]</text:p>
            <text:p>[OK]</text:p>
            <text:p>Resulting in:</text:p>
            <text:p>     LocalUserSettings.General.AutoOpenWorkspace = true</text:p>
            <text:p><text:span text:style-name="T1">     LocalUserSettings.General.AutoSaveWorkspace = true</text:span></text:p>
            <text:p><text:span text:style-name="T1">     LocalUserSettings.AutoWorkspace.FilePath = ""</text:span>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  <text:p><text:span text:style-name="T1">...YAT.Model.Test.FileHandlingTest.TestSequenceOfUseCases_6_through_9_()::UC9 with a third main.</text:span></text:p>
            <text:p/>
            <text:p><text:span text:style-name="T1">However, these tests cannot be done automatically due to limitations of running really concurrent instances out of a single NUnit test script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local user settings folder</text:p>
          </table:table-cell>
          <table:table-cell office:value-type="string" calcext:value-type="string">
            <text:p>Files observab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Files get de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'YAT.Domain.Terminal'.C86:'YAT.Domain.Terminal'.E8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.00.0000</text:date>, <text:time style:data-style-name="N2" text:time-value="14:11:35.3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4DT3H24M51S</meta:editing-duration>
    <meta:editing-cycles>510</meta:editing-cycles>
    <meta:generator>LibreOffice/6.1.1.2$Windows_X86_64 LibreOffice_project/5d19a1bfa650b796764388cd8b33a5af1f5baa1b</meta:generator>
    <dc:date>2019-11-27T14:31:11.036000000</dc:date>
    <meta:print-date>2013-02-02T14:44:49.07</meta:print-date>
    <meta:document-statistic meta:table-count="13" meta:cell-count="2070" meta:object-count="0"/>
    <meta:user-defined meta:name="Info 1"/>
    <meta:user-defined meta:name="Info 2"/>
    <meta:user-defined meta:name="Info 3"/>
    <meta:user-defined meta:name="Info 4"/>
  </office:meta>
</office:document-meta>
</file>